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Courier New1" svg:font-family="'Courier New', courier, monospace"/>
    <style:font-face style:name="Lohit Hindi1" svg:font-family="'Lohit Hindi'"/>
    <style:font-face style:name="Open Sans" svg:font-family="'Open Sans'"/>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1874in" fo:text-indent="0in" style:auto-text-indent="false" fo:background-color="transparent" fo:padding="0in" fo:border="none">
        <style:background-image/>
      </style:paragraph-properties>
    </style:style>
    <style:style style:name="P2" style:family="paragraph" style:parent-style-name="Text_20_body" style:list-style-name="L1">
      <style:paragraph-properties fo:margin-left="0in" fo:margin-right="0in" fo:margin-top="0in" fo:margin-bottom="0in" style:line-height-at-least="0.1874in" fo:text-indent="0in" style:auto-text-indent="false" fo:background-color="transparent" fo:padding="0in" fo:border="none">
        <style:background-image/>
      </style:paragraph-properties>
    </style:style>
    <style:style style:name="P3" style:family="paragraph" style:parent-style-name="Text_20_body">
      <style:paragraph-properties fo:margin-left="0in" fo:margin-right="0in" fo:margin-top="0in" fo:margin-bottom="0in" style:line-height-at-least="0.1874in" fo:text-align="center" style:justify-single-word="false" fo:text-indent="0in" style:auto-text-indent="false" fo:background-color="transparent" fo:padding="0in" fo:border="none">
        <style:background-image/>
      </style:paragraph-properties>
      <style:text-properties fo:font-variant="normal" fo:text-transform="none" fo:color="#7fb3e0" style:text-line-through-style="none" fo:letter-spacing="normal" style:text-underline-style="none" style:text-blinking="false" fo:background-color="transparent"/>
    </style:style>
    <style:style style:name="P4" style:family="paragraph" style:parent-style-name="Text_20_body" style:list-style-name="L2">
      <style:paragraph-properties fo:margin-left="0in" fo:margin-right="0in" fo:margin-top="0in" fo:margin-bottom="0in" style:line-height-at-least="0.1874in" fo:text-indent="0in" style:auto-text-indent="false" fo:background-color="transparent" fo:padding="0in" fo:border="none">
        <style:background-image/>
      </style:paragraph-properties>
      <style:text-properties fo:font-variant="normal" fo:text-transform="none" fo:color="#636363" style:font-name="Open Sans" fo:font-size="10.5pt" fo:letter-spacing="normal" fo:font-style="normal" fo:font-weight="normal" fo:background-color="#ffffff"/>
    </style:style>
    <style:style style:name="P5" style:family="paragraph" style:parent-style-name="Text_20_body">
      <style:paragraph-properties fo:margin-left="0in" fo:margin-right="0in" fo:margin-top="0in" fo:margin-bottom="0in" style:line-height-at-least="0.1874in" fo:text-indent="0in" style:auto-text-indent="false" fo:background-color="transparent" fo:padding="0in" fo:border="none">
        <style:background-image/>
      </style:paragraph-properties>
      <style:text-properties fo:font-variant="normal" fo:text-transform="none" fo:color="#636363" style:font-name="Arial" fo:font-size="10.5pt" fo:letter-spacing="normal" fo:font-style="normal" fo:font-weight="normal" fo:background-color="transparent"/>
    </style:style>
    <style:style style:name="P6" style:family="paragraph" style:parent-style-name="Text_20_body">
      <style:paragraph-properties fo:margin-left="0in" fo:margin-right="0in" fo:margin-top="0in" fo:margin-bottom="0.2083in" style:line-height-at-least="0.1874in" fo:text-indent="0in" style:auto-text-indent="false" fo:background-color="transparent" fo:padding="0in" fo:border="none">
        <style:background-image/>
      </style:paragraph-properties>
      <style:text-properties fo:font-variant="normal" fo:text-transform="none" fo:color="#636363" style:font-name="Open Sans" fo:font-size="10.5pt" fo:letter-spacing="normal" fo:font-style="normal" fo:font-weight="normal" fo:background-color="#ffffff"/>
    </style:style>
    <style:style style:name="P7" style:family="paragraph" style:parent-style-name="Text_20_body">
      <style:paragraph-properties fo:margin-left="0in" fo:margin-right="0in" fo:margin-top="0in" fo:margin-bottom="0.2083in" style:line-height-at-least="0.1874in" fo:text-indent="0in" style:auto-text-indent="false" fo:background-color="transparent" fo:padding="0in" fo:border="none">
        <style:background-image/>
      </style:paragraph-properties>
      <style:text-properties fo:font-variant="normal" fo:text-transform="none" fo:color="#636363" style:font-name="Open Sans" fo:font-size="8.25pt" fo:letter-spacing="normal" fo:font-style="normal" fo:font-weight="normal" fo:background-color="#ffffff" style:font-name-asian="Open Sans" style:font-size-asian="8.25pt" style:font-style-asian="normal" style:font-weight-asian="normal" style:font-name-complex="Open Sans" style:font-size-complex="8.25pt" style:font-style-complex="normal" style:font-weight-complex="normal"/>
    </style:style>
    <style:style style:name="P8" style:family="paragraph" style:parent-style-name="Text_20_body">
      <style:paragraph-properties fo:margin-left="0in" fo:margin-right="0in" fo:margin-top="0.2083in" fo:margin-bottom="0.1043in" style:line-height-at-least="0.1665in" fo:text-align="start" style:justify-single-word="false" fo:text-indent="0in" style:auto-text-indent="false" fo:padding="0.0417in" fo:border="0.06pt solid #c0c0c0"/>
    </style:style>
    <style:style style:name="P9" style:family="paragraph" style:parent-style-name="Text_20_body" style:list-style-name="L1">
      <style:paragraph-properties fo:margin-left="0in" fo:margin-right="0.1563in" fo:margin-top="0in" fo:margin-bottom="0in" style:line-height-at-least="0.1874in" fo:text-indent="0in" style:auto-text-indent="false" fo:background-color="#ffffff" fo:padding="0in" fo:border="none">
        <style:background-image/>
      </style:paragraph-properties>
      <style:text-properties fo:font-variant="normal" fo:text-transform="none" fo:color="#636363" style:font-name="Open Sans" fo:font-size="8.25pt" fo:letter-spacing="normal" fo:font-style="normal" fo:font-weight="normal"/>
    </style:style>
    <style:style style:name="P10" style:family="paragraph" style:parent-style-name="Text_20_body" style:list-style-name="L1">
      <style:paragraph-properties fo:margin-left="0in" fo:margin-right="0.1563in" fo:margin-top="0in" fo:margin-bottom="0in" style:line-height-at-least="0.1874in" fo:text-indent="0in" style:auto-text-indent="false" fo:background-color="#ffffff" fo:padding="0in" fo:border="none">
        <style:background-image/>
      </style:paragraph-properties>
    </style:style>
    <style:style style:name="P11" style:family="paragraph" style:parent-style-name="Heading_20_2">
      <style:paragraph-properties fo:margin-left="0in" fo:margin-right="0in" fo:margin-top="0in" fo:margin-bottom="0in" fo:line-height="139%" fo:text-indent="0in" style:auto-text-indent="false" fo:background-color="transparent" fo:padding="0in" fo:border="none">
        <style:background-image/>
      </style:paragraph-properties>
      <style:text-properties fo:text-transform="capitalize" fo:color="#333333" style:font-name="Open Sans" fo:font-size="22.5pt" fo:letter-spacing="normal" fo:font-style="normal" fo:font-weight="normal" fo:background-color="#ffffff"/>
    </style:style>
    <style:style style:name="P12" style:family="paragraph" style:parent-style-name="Heading_20_2">
      <style:paragraph-properties fo:margin-left="0in" fo:margin-right="0in" fo:margin-top="0in" fo:margin-bottom="0in" fo:line-height="139%" fo:text-indent="0in" style:auto-text-indent="false" fo:background-color="transparent" fo:padding="0in" fo:border="none">
        <style:background-image/>
      </style:paragraph-properties>
      <style:text-properties fo:font-variant="normal" fo:text-transform="none" fo:color="#636363" style:font-name="Open Sans" fo:font-size="8.25pt" fo:letter-spacing="normal" fo:font-style="normal" fo:font-weight="normal" fo:background-color="#ffffff" style:font-name-asian="Open Sans" style:font-size-asian="8.25pt" style:font-style-asian="normal" style:font-weight-asian="normal" style:font-name-complex="Open Sans" style:font-size-complex="8.25pt" style:font-style-complex="normal" style:font-weight-complex="normal"/>
    </style:style>
    <style:style style:name="P13" style:family="paragraph" style:parent-style-name="Preformatted_20_Text">
      <style:paragraph-properties fo:margin-left="0in" fo:margin-right="0in" fo:margin-top="0in" fo:margin-bottom="0in" style:line-height-at-least="0.1665in" fo:text-align="start" style:justify-single-word="false" fo:text-indent="0in" style:auto-text-indent="false" fo:background-color="#ffffff" fo:padding="0in" fo:border="none">
        <style:background-image/>
      </style:paragraph-properties>
      <style:text-properties fo:color="#000000"/>
    </style:style>
    <style:style style:name="P14" style:family="paragraph" style:parent-style-name="Preformatted_20_Text">
      <style:paragraph-properties fo:margin-left="0in" fo:margin-right="0in" fo:margin-top="0in" fo:margin-bottom="0in" style:line-height-at-least="0.1665in" fo:text-align="start" style:justify-single-word="false" fo:text-indent="0in" style:auto-text-indent="false" fo:background-color="#ffffff" fo:padding="0in" fo:border="none">
        <style:background-image/>
      </style:paragraph-properties>
      <style:text-properties fo:font-variant="normal" fo:text-transform="none" fo:color="#000000" fo:letter-spacing="normal" fo:background-color="#ffffff"/>
    </style:style>
    <style:style style:name="P15" style:family="paragraph" style:parent-style-name="Preformatted_20_Text">
      <style:paragraph-properties fo:margin-left="0in" fo:margin-right="0in" fo:margin-top="0in" fo:margin-bottom="0in" style:line-height-at-least="0.1665in" fo:text-align="start" style:justify-single-word="false" fo:text-indent="0in" style:auto-text-indent="false" fo:background-color="#ffffff" fo:padding="0in" fo:border="none">
        <style:background-image/>
      </style:paragraph-properties>
      <style:text-properties fo:font-variant="normal" fo:text-transform="none" fo:color="#606060" fo:letter-spacing="normal" fo:background-color="transparent"/>
    </style:style>
    <style:style style:name="P16" style:family="paragraph" style:parent-style-name="Preformatted_20_Text">
      <style:paragraph-properties fo:margin-left="0in" fo:margin-right="0in" fo:margin-top="0in" fo:margin-bottom="0in" style:line-height-at-least="0.1665in" fo:text-align="start" style:justify-single-word="false" fo:text-indent="0in" style:auto-text-indent="false" fo:background-color="#f4f4f4" fo:padding="0in" fo:border="none">
        <style:background-image/>
      </style:paragraph-properties>
      <style:text-properties fo:font-variant="normal" fo:text-transform="none" fo:color="#000000" fo:letter-spacing="normal" fo:background-color="#ffffff"/>
    </style:style>
    <style:style style:name="P17" style:family="paragraph" style:parent-style-name="Preformatted_20_Text">
      <style:paragraph-properties fo:margin-left="0in" fo:margin-right="0in" fo:margin-top="0in" fo:margin-bottom="0in" style:line-height-at-least="0.1665in" fo:text-align="start" style:justify-single-word="false" fo:text-indent="0in" style:auto-text-indent="false" fo:background-color="#f4f4f4" fo:padding="0in" fo:border="none">
        <style:background-image/>
      </style:paragraph-properties>
      <style:text-properties fo:font-variant="normal" fo:text-transform="none" fo:color="#606060" fo:letter-spacing="normal" fo:background-color="transparent"/>
    </style:style>
    <style:style style:name="P18" style:family="paragraph" style:parent-style-name="Heading_20_3">
      <style:paragraph-properties fo:margin-left="0in" fo:margin-right="0in" fo:margin-top="0.3126in" fo:margin-bottom="0.2398in" fo:line-height="125%" fo:text-indent="0in" style:auto-text-indent="false" fo:background-color="transparent" fo:padding="0in" fo:border="none">
        <style:background-image/>
      </style:paragraph-properties>
      <style:text-properties fo:text-transform="capitalize" fo:color="#333333" style:font-name="Open Sans" fo:font-size="13.5pt" fo:letter-spacing="normal" fo:font-style="normal" fo:font-weight="bold" fo:background-color="#ffffff"/>
    </style:style>
    <style:style style:name="P19" style:family="paragraph" style:parent-style-name="Heading_20_3">
      <style:paragraph-properties fo:margin-left="0in" fo:margin-right="0in" fo:margin-top="0.3126in" fo:margin-bottom="0.2398in" fo:line-height="125%" fo:text-indent="0in" style:auto-text-indent="false" fo:background-color="transparent" fo:padding="0in" fo:border="none">
        <style:background-image/>
      </style:paragraph-properties>
      <style:text-properties fo:font-variant="normal" fo:text-transform="none" fo:color="#636363" style:font-name="Open Sans" fo:font-size="8.25pt" fo:letter-spacing="normal" fo:font-style="normal" fo:font-weight="normal" fo:background-color="#ffffff" style:font-name-asian="Open Sans" style:font-size-asian="8.25pt" style:font-style-asian="normal" style:font-weight-asian="normal" style:font-name-complex="Open Sans" style:font-size-complex="8.25pt" style:font-style-complex="normal" style:font-weight-complex="normal"/>
    </style:style>
    <style:style style:name="T1" style:family="text">
      <style:text-properties fo:color="#7fb3e0" style:text-line-through-style="none" fo:font-size="22.5pt" style:text-underline-style="none" style:text-blinking="false" fo:background-color="#ffffff"/>
    </style:style>
    <style:style style:name="T2" style:family="text">
      <style:text-properties fo:font-size="8.25pt"/>
    </style:style>
    <style:style style:name="T3" style:family="text">
      <style:text-properties fo:color="#959595"/>
    </style:style>
    <style:style style:name="T4" style:family="text">
      <style:text-properties fo:font-variant="normal" fo:text-transform="none" fo:color="#959595" style:font-name="Open Sans" fo:font-size="8.25pt" fo:letter-spacing="normal" fo:font-style="normal" fo:font-weight="normal"/>
    </style:style>
    <style:style style:name="T5" style:family="text">
      <style:text-properties fo:font-variant="normal" fo:text-transform="none" fo:color="#959595" style:text-line-through-style="none" style:font-name="Open Sans" fo:font-size="8.25pt" fo:letter-spacing="normal" fo:font-style="normal" style:text-underline-style="none" fo:font-weight="normal" style:text-blinking="false" fo:background-color="transparent"/>
    </style:style>
    <style:style style:name="T6" style:family="text">
      <style:text-properties fo:font-variant="normal" fo:text-transform="none" fo:color="#7fb3e0" style:text-line-through-style="none" style:font-name="Open Sans" fo:font-size="8.25pt" fo:letter-spacing="normal" fo:font-style="normal" style:text-underline-style="none" fo:font-weight="normal" style:text-blinking="false" fo:background-color="transparent"/>
    </style:style>
    <style:style style:name="T7" style:family="text">
      <style:text-properties fo:font-variant="normal" fo:text-transform="none" fo:color="#7fb3e0" style:text-line-through-style="none" style:font-name="Open Sans" fo:font-size="10.5pt" fo:letter-spacing="normal" fo:font-style="normal" style:text-underline-style="none" fo:font-weight="normal" style:text-blinking="false" fo:background-color="transparent"/>
    </style:style>
    <style:style style:name="T8" style:family="text">
      <style:text-properties fo:font-variant="normal" fo:text-transform="none" fo:color="#636363" style:font-name="Open Sans" fo:font-size="8.25pt" fo:letter-spacing="normal" fo:font-style="normal" fo:font-weight="normal"/>
    </style:style>
    <style:style style:name="T9" style:family="text">
      <style:text-properties fo:font-variant="normal" fo:text-transform="none" fo:color="#636363" style:font-name="Open Sans" fo:font-size="8.25pt" fo:letter-spacing="normal" fo:font-style="normal" fo:font-weight="normal" fo:background-color="#ffffff" style:font-name-asian="Open Sans" style:font-size-asian="8.25pt" style:font-style-asian="normal" style:font-weight-asian="normal" style:font-name-complex="Open Sans" style:font-size-complex="8.25pt" style:font-style-complex="normal" style:font-weight-complex="normal"/>
    </style:style>
    <style:style style:name="T10" style:family="text">
      <style:text-properties fo:font-variant="normal" fo:text-transform="none" fo:color="#636363" style:font-name="Open Sans" fo:font-size="8.25pt" fo:letter-spacing="normal" fo:font-style="normal" fo:font-weight="normal" fo:background-color="transparent" style:font-name-asian="Open Sans" style:font-size-asian="8.25pt" style:font-style-asian="normal" style:font-weight-asian="normal" style:font-name-complex="Open Sans" style:font-size-complex="8.25pt" style:font-style-complex="normal" style:font-weight-complex="normal"/>
    </style:style>
    <style:style style:name="T11" style:family="text">
      <style:text-properties fo:font-variant="normal" fo:text-transform="none" fo:color="#636363" style:font-name="Open Sans" fo:font-size="10.5pt" fo:letter-spacing="normal" fo:font-style="normal" fo:font-weight="normal" fo:background-color="#ffffff"/>
    </style:style>
    <style:style style:name="T12" style:family="text">
      <style:text-properties fo:font-variant="normal" fo:text-transform="none" fo:color="#636363" style:font-name="Open Sans" fo:font-size="10.5pt" fo:letter-spacing="normal" fo:font-style="normal" fo:font-weight="normal" fo:background-color="transparent"/>
    </style:style>
    <style:style style:name="T13" style:family="text">
      <style:text-properties fo:font-variant="normal" fo:text-transform="none" fo:color="#636363" style:font-name="Courier New" fo:font-size="10.5pt" fo:letter-spacing="normal" fo:font-style="normal" fo:font-weight="normal" fo:background-color="transparent"/>
    </style:style>
    <style:style style:name="T14" style:family="text">
      <style:text-properties fo:font-variant="normal" fo:text-transform="none" fo:color="#636363" style:font-name="Arial" fo:font-size="10.5pt" fo:letter-spacing="normal" fo:font-style="normal" fo:font-weight="normal" fo:background-color="transparent"/>
    </style:style>
    <style:style style:name="T15" style:family="text">
      <style:text-properties style:font-name="Courier New1" fo:font-size="8pt"/>
    </style:style>
    <style:style style:name="T16" style:family="text">
      <style:text-properties style:font-name="Courier New1" fo:font-size="8pt" fo:font-style="normal" fo:font-weight="normal"/>
    </style:style>
    <style:style style:name="T17" style:family="text">
      <style:text-properties style:font-name="Courier New1" fo:font-size="8pt" style:font-name-asian="Courier New1" style:font-size-asian="8pt" style:font-name-complex="Courier New1" style:font-size-complex="8pt"/>
    </style:style>
    <style:style style:name="T18" style:family="text">
      <style:text-properties style:font-name="Courier New1" fo:font-size="8.25pt" fo:font-style="normal" fo:font-weight="normal"/>
    </style:style>
    <style:style style:name="T19" style:family="text">
      <style:text-properties fo:color="#606060" style:font-name="Courier New1" fo:font-size="8.25pt" fo:font-style="normal" fo:font-weight="normal" fo:background-color="transparent"/>
    </style:style>
    <style:style style:name="T20" style:family="text">
      <style:text-properties fo:color="#606060" style:font-name="Courier New1" fo:font-size="8.25pt" fo:background-color="transparent"/>
    </style:style>
    <style:style style:name="T21" style:family="text">
      <style:text-properties fo:color="#606060" fo:background-color="transparent"/>
    </style:style>
    <style:style style:name="T22" style:family="text">
      <style:text-properties fo:color="#0000ff" style:font-name="Courier New1" fo:font-size="8.25pt" fo:font-style="normal" fo:font-weight="normal" fo:background-color="transparent"/>
    </style:style>
    <style:style style:name="T23" style:family="text">
      <style:text-properties fo:color="#0000ff" style:font-name="Courier New1" fo:font-size="8.25pt" fo:background-color="transparent"/>
    </style:style>
    <style:style style:name="T24" style:family="text">
      <style:text-properties fo:color="#800000" style:font-name="Courier New1" fo:font-size="8.25pt" fo:font-style="normal" fo:font-weight="normal" fo:background-color="transparent"/>
    </style:style>
    <style:style style:name="T25" style:family="text">
      <style:text-properties fo:color="#800000" style:font-name="Courier New1" fo:font-size="8.25pt" fo:background-color="transparent"/>
    </style:style>
    <style:style style:name="T26" style:family="text">
      <style:text-properties fo:color="#ff0000" style:font-name="Courier New1" fo:font-size="8.25pt" fo:background-color="transparent"/>
    </style:style>
    <style:style style:name="T27" style:family="text">
      <style:text-properties fo:color="#ff0000" style:font-name="Courier New1" fo:font-size="8.25pt" fo:font-style="normal" fo:font-weight="normal" fo:background-color="transparent"/>
    </style:style>
    <style:style style:name="T28" style:family="text">
      <style:text-properties fo:color="#008000" style:font-name="Courier New1" fo:font-size="8.25pt" fo:font-style="normal" fo:font-weight="normal" fo:background-color="transparent"/>
    </style:style>
    <style:style style:name="T29" style:family="text">
      <style:text-properties fo:color="#008000" style:font-name="Courier New1" fo:font-size="8.25pt" fo:background-color="transparent"/>
    </style:style>
    <style:style style:name="T30" style:family="text">
      <style:text-properties fo:color="#008000" style:font-name="Courier New1" fo:font-size="8pt" fo:font-style="normal" fo:font-weight="normal" fo:background-color="transparen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4f4f4"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a xlink:type="simple" xlink:href="http://www.intertech.com/Blog/xml-schema-elementformdefault-and-attributeformdefault/"><text:span text:style-name="T1">XML Schema: ElementFormDefault And AttributeFormDefault</text:span></text:a></text:h>
      <text:list xml:id="list1328936396" text:style-name="L1">
        <text:list-header>
          <text:p text:style-name="P2"><text:span text:style-name="T4">By </text:span><text:a xlink:type="simple" xlink:href="http://www.intertech.com/Blog/author/jason-shapiro/">Jason Shapiro</text:a><text:a xlink:type="simple" xlink:href="https://plus.google.com/113952051937867131994">+</text:a></text:p>
          <text:p text:style-name="P9"><text:span text:style-name="T3">December 15, 2012</text:span> </text:p>
          <text:p text:style-name="P10"><text:span text:style-name="T8"/></text:p>
        </text:list-header>
      </text:list>
      <text:p text:style-name="P1"><text:span text:style-name="T11">When I teach the XML Schema portion of our </text:span><text:a xlink:type="simple" xlink:href="http://www.intertech.com/Courses/Course?CourseID=99162"><text:span text:style-name="T7">Complete Java Web Services</text:span></text:a><text:span text:style-name="T11"> class, I eventually reach the subject of </text:span><text:span text:style-name="Strong_20_Emphasis"><text:span text:style-name="T12">form defaults.</text:span></text:span><text:span text:style-name="T11">  This is a difficult topic to understand, so I’ve created the following example to simplify the concepts and usage of this attribute.</text:span></text:p>
      <text:h text:style-name="P11" text:outline-level="2">The Definition Of ElementFormDefault</text:h>
      <text:p text:style-name="P1"><text:span text:style-name="T11">An XML Schema can define whether its local elements must be qualified or unqualified in an XML document.  This is declared with the </text:span><text:span text:style-name="Strong_20_Emphasis"><text:span text:style-name="T12">“elementFormDefault”</text:span></text:span><text:span text:style-name="T11"> attribute in the </text:span><text:span text:style-name="Strong_20_Emphasis"><text:span text:style-name="T12">&lt;schema&gt;</text:span></text:span><text:span text:style-name="T11"> element.   The two possible values are appropriately named: </text:span><text:span text:style-name="Strong_20_Emphasis"><text:span text:style-name="T12">qualified</text:span></text:span><text:span text:style-name="T11"> and </text:span><text:span text:style-name="Strong_20_Emphasis"><text:span text:style-name="T12">unqualified.</text:span></text:span></text:p>
      <text:p text:style-name="P3"><draw:a xlink:type="simple" xlink:href="http://cdn.intertech.com/PostingImages/XML-Schema-Element-Form-Default_8701/efd1.png"><draw:frame draw:style-name="fr1" draw:name="graphics6" text:anchor-type="as-char" svg:width="4.2083in" svg:height="0.8126in" draw:z-index="0"><draw:image xlink:href="http://cdn.intertech.com/PostingImages/XML-Schema-Element-Form-Default_8701/efd1_thumb.png" xlink:type="simple" xlink:show="embed" xlink:actuate="onLoad"/><svg:title>efd1</svg:title></draw:frame></draw:a></text:p>
      <text:p text:style-name="P6">The preceding definition is based on three underlying concepts:</text:p>
      <text:list xml:id="list1164434140" text:style-name="L2">
        <text:list-item>
          <text:p text:style-name="P4">Namespaces</text:p>
        </text:list-item>
        <text:list-item>
          <text:p text:style-name="P4">Qualified vs. Unqualified Elements</text:p>
        </text:list-item>
        <text:list-item>
          <text:p text:style-name="P4">Global vs. Local Elements</text:p>
        </text:list-item>
      </text:list>
      <text:h text:style-name="P11" text:outline-level="2">Namespaces</text:h>
      <text:p text:style-name="P1"><text:span text:style-name="T11">In this context, a namespace is a unique string used to disambiguate different XML elements that have been defined with the same name.  Typically the namespaces are defined as URLs, because URLs are more likely to be unique than a random word.  No one outside of Intertech is likely to use</text:span><text:span text:style-name="Strong_20_Emphasis"><text:span text:style-name="T12">http://www.intertech.com/band</text:span></text:span><text:span text:style-name="T11"> as their namespace, whereas simply using the word </text:span><text:span text:style-name="Strong_20_Emphasis"><text:span text:style-name="T12">band</text:span></text:span><text:span text:style-name="T11"> might cause a conflict.  A common source of confusion, due to the use of URLs, is the belief that a namespace kicks off some network activity.  The URL here is simply a unique string; there </text:span><text:span text:style-name="Strong_20_Emphasis"><text:span text:style-name="Emphasis"><text:span text:style-name="T12">may</text:span></text:span></text:span><text:span text:style-name="T11"> be an actual document at the URL specified, but it is not used by the XML parser.</text:span></text:p>
      <text:p text:style-name="P1"><text:span text:style-name="T11">When a namespace is added to an XML document, it is known as a “source namespace” and is defined as the value of an attribute with the following syntax:  </text:span><text:span text:style-name="Strong_20_Emphasis"><text:span text:style-name="T13">xmlns:&lt;prefix&gt;=”&lt;namespace&gt;” </text:span></text:span><text:span text:style-name="T14">The prefix used here is prepended to an element associated with that namespace.  Namespaces are available for the element they are defined in and all of their descendants.</text:span></text:p>
      <text:p text:style-name="P6">For example, here are two “title” elements that need to be treated differently by the parser.  One title is a title of a course and the other title is a job title for an employee.  To disambiguate, two different namespaces are used in this XML document:</text:p>
      <text:section text:style-name="Sect1" text:name="codeSnippetWrapper">
        <text:p text:style-name="P8"/>
        <text:section text:style-name="Sect1" text:name="codeSnippet">
          <text:p text:style-name="P13"><text:bookmark text:name="lnum1"/><text:soft-page-break/><text:span text:style-name="T21"><text:s text:c="3"/></text:span><text:span text:style-name="T20">1:</text:span><text:span text:style-name="T15"> </text:span><text:span text:style-name="T23">&lt;?</text:span><text:span text:style-name="T25">xml</text:span><text:span text:style-name="T15"> </text:span><text:span text:style-name="T26">version</text:span><text:span text:style-name="T23">="1.0"</text:span><text:span text:style-name="T15"> </text:span><text:span text:style-name="T26">encoding</text:span><text:span text:style-name="T23">="UTF-8"</text:span><text:span text:style-name="T15">?</text:span><text:span text:style-name="T23">&gt;</text:span></text:p>
          <text:p text:style-name="P16"><text:bookmark text:name="lnum2"/><text:span text:style-name="T21"><text:s text:c="3"/></text:span><text:span text:style-name="T19">2:</text:span><text:span text:style-name="T16"> </text:span><text:span text:style-name="T22">&lt;</text:span><text:span text:style-name="T24">training:class</text:span></text:p>
          <text:p text:style-name="P14"><text:bookmark text:name="lnum3"/><text:span text:style-name="T21"><text:s text:c="3"/></text:span><text:span text:style-name="T19">3:</text:span><text:span text:style-name="T16"> <text:s text:c="8"/></text:span><text:span text:style-name="T27">xmlns:training</text:span><text:span text:style-name="T22">="http://www.intertech.com/training"</text:span></text:p>
          <text:p text:style-name="P16"><text:bookmark text:name="lnum4"/><text:span text:style-name="T21"><text:s text:c="3"/></text:span><text:span text:style-name="T19">4:</text:span><text:span text:style-name="T16"> <text:s text:c="8"/></text:span><text:span text:style-name="T27">xmlns:employee</text:span><text:span text:style-name="T22">="http://www.intertech.com/employee"&gt;</text:span></text:p>
          <text:p text:style-name="P14"><text:bookmark text:name="lnum5"/><text:span text:style-name="T21"><text:s text:c="3"/></text:span><text:span text:style-name="T19">5:</text:span><text:span text:style-name="T16"> <text:s text:c="4"/></text:span><text:span text:style-name="T22">&lt;</text:span><text:span text:style-name="T24">training:title</text:span><text:span text:style-name="T22">&gt;</text:span><text:span text:style-name="T16">Complete Java Web Services</text:span><text:span text:style-name="T22">&lt;/</text:span><text:span text:style-name="T24">training:title</text:span><text:span text:style-name="T22">&gt;</text:span></text:p>
          <text:p text:style-name="P16"><text:bookmark text:name="lnum6"/><text:span text:style-name="T21"><text:s text:c="3"/></text:span><text:span text:style-name="T19">6:</text:span><text:span text:style-name="T16"> <text:s text:c="4"/></text:span><text:span text:style-name="T22">&lt;</text:span><text:span text:style-name="T24">employee:name</text:span><text:span text:style-name="T22">&gt;</text:span><text:span text:style-name="T16">Jason Shapiro</text:span><text:span text:style-name="T22">&lt;/</text:span><text:span text:style-name="T24">employee:name</text:span><text:span text:style-name="T22">&gt;</text:span></text:p>
          <text:p text:style-name="P14"><text:bookmark text:name="lnum7"/><text:span text:style-name="T21"><text:s text:c="3"/></text:span><text:span text:style-name="T19">7:</text:span><text:span text:style-name="T16"> <text:s text:c="4"/></text:span><text:span text:style-name="T22">&lt;</text:span><text:span text:style-name="T24">employee:title</text:span><text:span text:style-name="T22">&gt;</text:span><text:span text:style-name="T16">Instructor</text:span><text:span text:style-name="T22">&lt;/</text:span><text:span text:style-name="T24">employee:title</text:span><text:span text:style-name="T22">&gt;</text:span></text:p>
          <text:p text:style-name="P16"><text:bookmark text:name="lnum8"/><text:span text:style-name="T21"><text:s text:c="3"/></text:span><text:span text:style-name="T19">8:</text:span><text:span text:style-name="T16"> </text:span><text:span text:style-name="T22">&lt;/</text:span><text:span text:style-name="T24">training:class</text:span><text:span text:style-name="T22">&gt;</text:span></text:p>
        </text:section>
      </text:section>
      <text:p text:style-name="P1"><text:span text:style-name="T9">In addition, namespaces can be used  to link XML elements to their schema definition.  A schema defines a namespace for all of its elements with the </text:span><text:span text:style-name="Strong_20_Emphasis"><text:span text:style-name="T10">targetNamespace </text:span></text:span><text:span text:style-name="T9">attribute.</text:span></text:p>
      <text:p text:style-name="P3"><draw:a xlink:type="simple" xlink:href="http://cdn.intertech.com/PostingImages/XML-Schema-Element-Form-Default_8701/efd2.png"><draw:frame draw:style-name="fr1" draw:name="graphics7" text:anchor-type="as-char" svg:width="4.2083in" svg:height="0.8228in" draw:z-index="1"><draw:image xlink:href="http://cdn.intertech.com/PostingImages/XML-Schema-Element-Form-Default_8701/efd2_thumb.png" xlink:type="simple" xlink:show="embed" xlink:actuate="onLoad"/><svg:title>efd2</svg:title></draw:frame></draw:a></text:p>
      <text:p text:style-name="P1"><text:span text:style-name="T11">When one or more elements in an XML document are to be associated with a schema, their source namespace must match the schema’s targetNamespace. Note that the </text:span><text:span text:style-name="Strong_20_Emphasis"><text:span text:style-name="T12">band</text:span></text:span><text:span text:style-name="T11"> prefix below has been associated with the same </text:span><text:span text:style-name="Strong_20_Emphasis"><text:span text:style-name="T12">http://www.intertech.com/band</text:span></text:span><text:span text:style-name="T11"> targetNamespace defined in the schema element.  Now, any element that has </text:span><text:span text:style-name="Strong_20_Emphasis"><text:span text:style-name="T12">“band:”</text:span></text:span><text:span text:style-name="T11"> as a prefix is associated to that schema.  Also, the</text:span><text:span text:style-name="Strong_20_Emphasis"><text:span text:style-name="T12">xsi:schemaLocation</text:span></text:span><text:span text:style-name="T11"> attribute is used to associate a namespace with the location of the schema file.</text:span></text:p>
      <text:section text:style-name="Sect1" text:name="Section1">
        <text:p text:style-name="P8"><text:bookmark text:name="codeSnippetWrapper"/></text:p>
        <text:section text:style-name="Sect1" text:name="Section2">
          <text:p text:style-name="P13"><text:bookmark text:name="codeSnippet"/><text:bookmark text:name="lnum11"/><text:span text:style-name="T21"><text:s text:c="3"/></text:span><text:span text:style-name="T20">1:</text:span><text:span text:style-name="T15"> </text:span><text:span text:style-name="T23">&lt;?</text:span><text:span text:style-name="T25">xml</text:span><text:span text:style-name="T15"> </text:span><text:span text:style-name="T26">version</text:span><text:span text:style-name="T23">="1.0"</text:span><text:span text:style-name="T15"> </text:span><text:span text:style-name="T26">encoding</text:span><text:span text:style-name="T23">="UTF-8"</text:span><text:span text:style-name="T15">?</text:span><text:span text:style-name="T23">&gt;</text:span></text:p>
          <text:p text:style-name="P16"><text:bookmark text:name="lnum21"/><text:span text:style-name="T21"><text:s text:c="3"/></text:span><text:span text:style-name="T19">2:</text:span><text:span text:style-name="T16"> </text:span><text:span text:style-name="T22">&lt;</text:span><text:span text:style-name="T24">band:band</text:span><text:span text:style-name="T16"> </text:span><text:span text:style-name="T27">xmlns:band</text:span><text:span text:style-name="T22">="http://www.intertech.com/band"</text:span></text:p>
          <text:p text:style-name="P14"><text:bookmark text:name="lnum31"/><text:span text:style-name="T21"><text:s text:c="3"/></text:span><text:span text:style-name="T19">3:</text:span><text:span text:style-name="T16"> <text:s text:c="11"/></text:span><text:span text:style-name="T27">xmlns:xsi</text:span><text:span text:style-name="T22">="http://www.w3.org/2001/XMLSchema-instance"</text:span></text:p>
          <text:p text:style-name="P16"><text:bookmark text:name="lnum41"/><text:span text:style-name="T21"><text:s text:c="3"/></text:span><text:span text:style-name="T19">4:</text:span><text:span text:style-name="T16"> <text:s text:c="11"/></text:span><text:span text:style-name="T27">xsi:schemaLocation</text:span><text:span text:style-name="T22">="http://www.intertech.com/band ./band.xsd"&gt;</text:span></text:p>
          <text:p text:style-name="P14"><text:bookmark text:name="lnum51"/><text:span text:style-name="T21"><text:s text:c="3"/></text:span><text:span text:style-name="T19">5:</text:span><text:span text:style-name="T16"> <text:s text:c="3"/></text:span><text:span text:style-name="T22">&lt;</text:span><text:span text:style-name="T24">band:bandName</text:span><text:span text:style-name="T22">&gt;</text:span><text:span text:style-name="T16">The Intertech Experience</text:span><text:span text:style-name="T22">&lt;/</text:span><text:span text:style-name="T24">band:bandName</text:span><text:span text:style-name="T22">&gt;</text:span></text:p>
          <text:p text:style-name="P16"><text:bookmark text:name="lnum61"/><text:span text:style-name="T21"><text:s text:c="3"/></text:span><text:span text:style-name="T19">6:</text:span><text:span text:style-name="T16"> </text:span><text:span text:style-name="T22">&lt;/</text:span><text:span text:style-name="T24">band:band</text:span><text:span text:style-name="T22">&gt;</text:span></text:p>
        </text:section>
      </text:section>
      <text:h text:style-name="P12" text:outline-level="2">Qualified Vs. Unqualified Elements</text:h>
      <text:p text:style-name="P1"><text:span text:style-name="T11">A qualified element is one that has been associated with a namespace.  This association is made by prepending an element with a prefix defined by an xmlns attribute, as shown above (i.e. in the preceding example, any element that starts with </text:span><text:span text:style-name="Strong_20_Emphasis"><text:span text:style-name="T12">“band:”</text:span></text:span><text:span text:style-name="T11"> is a qualified element).  It is also possible to specify a qualified namespace without a prefix.  This is known as the </text:span><text:span text:style-name="Strong_20_Emphasis"><text:span text:style-name="T12">“default namespace”</text:span></text:span><text:span text:style-name="T11"> and its purpose is to associate any elements without a prefix to a specific namespace (thus making them ‘qualified’).  The syntax is: </text:span><text:span text:style-name="Strong_20_Emphasis"><text:span text:style-name="T13">xmlns=”&lt;namespace&gt;”</text:span></text:span></text:p>
      <text:p text:style-name="P5">There can only be one namespace associated without a prefix per XML document.</text:p>
      <text:p text:style-name="P5">To illustrate this concept, the previous example would be rewritten as:</text:p>
      <text:section text:style-name="Sect1" text:name="Section3">
        <text:p text:style-name="P8"><text:bookmark text:name="codeSnippetWrapper1"/></text:p>
        <text:section text:style-name="Sect1" text:name="Section4">
          <text:p text:style-name="P13"><text:bookmark text:name="codeSnippet1"/><text:bookmark text:name="lnum12"/><text:span text:style-name="T21"><text:s text:c="3"/></text:span><text:span text:style-name="T20">1:</text:span><text:span text:style-name="T15"> </text:span><text:span text:style-name="T23">&lt;?</text:span><text:span text:style-name="T25">xml</text:span><text:span text:style-name="T15"> </text:span><text:span text:style-name="T26">version</text:span><text:span text:style-name="T23">="1.0"</text:span><text:span text:style-name="T15"> </text:span><text:span text:style-name="T26">encoding</text:span><text:span text:style-name="T23">="UTF-8"</text:span><text:span text:style-name="T15">?</text:span><text:span text:style-name="T23">&gt;</text:span></text:p>
          <text:p text:style-name="P16"><text:bookmark text:name="lnum22"/><text:span text:style-name="T21"><text:s text:c="3"/></text:span><text:span text:style-name="T19">2:</text:span><text:span text:style-name="T16"> </text:span><text:span text:style-name="T28">&lt;!-- The "http://www.intertech.com/band" namespace does not have a prefix.</text:span></text:p>
          <text:p text:style-name="P14"><text:bookmark text:name="lnum32"/><text:span text:style-name="T21"><text:s text:c="3"/></text:span><text:span text:style-name="T19">3:</text:span><text:span text:style-name="T16"> </text:span><text:span text:style-name="T30"><text:s text:c="5"/></text:span><text:span text:style-name="T28">Therefore it is the "default namespace." --&gt;</text:span></text:p>
          <text:p text:style-name="P16"><text:bookmark text:name="lnum42"/><text:span text:style-name="T21"><text:s text:c="3"/></text:span><text:span text:style-name="T19">4:</text:span><text:span text:style-name="T16"> </text:span><text:span text:style-name="T28">&lt;!-- "band" is qualified in the default namespace --&gt;</text:span></text:p>
          <text:p text:style-name="P14"><text:bookmark text:name="lnum52"/><text:span text:style-name="T21"><text:s text:c="3"/></text:span><text:span text:style-name="T19">5:</text:span><text:span text:style-name="T16"> </text:span><text:span text:style-name="T22">&lt;</text:span><text:span text:style-name="T24">band</text:span><text:span text:style-name="T16"> </text:span><text:span text:style-name="T27">xmlns</text:span><text:span text:style-name="T22">="http://www.intertech.com/band"</text:span></text:p>
          <text:p text:style-name="P16"><text:bookmark text:name="lnum62"/><text:span text:style-name="T21"><text:s text:c="3"/></text:span><text:span text:style-name="T19">6:</text:span><text:span text:style-name="T16"> <text:s text:c="6"/></text:span><text:span text:style-name="T27">xmlns:xsi</text:span><text:span text:style-name="T22">="http://www.w3.org/2001/XMLSchema-instance"</text:span></text:p>
          <text:p text:style-name="P14"><text:bookmark text:name="lnum71"/><text:span text:style-name="T21"><text:s text:c="3"/></text:span><text:span text:style-name="T19">7:</text:span><text:span text:style-name="T16"> <text:s text:c="6"/></text:span><text:span text:style-name="T27">xsi:schemaLocation</text:span><text:span text:style-name="T22">="http://www.intertech.com/band ./band.xsd"&gt;</text:span></text:p>
          <text:p text:style-name="P16"><text:bookmark text:name="lnum81"/><text:span text:style-name="T21"><text:s text:c="3"/></text:span><text:span text:style-name="T19">8:</text:span><text:span text:style-name="T16"> <text:s text:c="3"/></text:span><text:span text:style-name="T28">&lt;!-- "bandName" is qualified in the default namespace --&gt;</text:span></text:p>
          <text:p text:style-name="P14"><text:bookmark text:name="lnum9"/><text:span text:style-name="T21"><text:s text:c="3"/></text:span><text:span text:style-name="T19">9:</text:span><text:span text:style-name="T16"> <text:s text:c="3"/></text:span><text:span text:style-name="T22">&lt;</text:span><text:span text:style-name="T24">bandName</text:span><text:span text:style-name="T22">&gt;</text:span><text:span text:style-name="T16">The Intertech Experience</text:span><text:span text:style-name="T22">&lt;/</text:span><text:span text:style-name="T24">bandName</text:span><text:span text:style-name="T22">&gt;</text:span></text:p>
          <text:p text:style-name="P16"><text:bookmark text:name="lnum10"/><text:span text:style-name="T21"><text:s text:c="2"/></text:span><text:span text:style-name="T19">10:</text:span><text:span text:style-name="T16"> </text:span><text:span text:style-name="T22">&lt;/</text:span><text:span text:style-name="T24">band</text:span><text:span text:style-name="T22">&gt;</text:span></text:p>
        </text:section>
      </text:section>
      <text:p text:style-name="P7"><text:soft-page-break/>Once a default namespace has been established for an element, all of its descendants are considered qualified, unless the default namespace is overridden with an empty set of quotes:</text:p>
      <text:section text:style-name="Sect1" text:name="Section5">
        <text:p text:style-name="P8"><text:bookmark text:name="codeSnippetWrapper2"/></text:p>
        <text:section text:style-name="Sect1" text:name="Section6">
          <text:p text:style-name="P13"><text:bookmark text:name="codeSnippet2"/><text:bookmark text:name="lnum13"/><text:span text:style-name="T21"><text:s text:c="3"/></text:span><text:span text:style-name="T20">1:</text:span><text:span text:style-name="T15"> </text:span><text:span text:style-name="T23">&lt;?</text:span><text:span text:style-name="T25">xml</text:span><text:span text:style-name="T15"> </text:span><text:span text:style-name="T26">version</text:span><text:span text:style-name="T23">="1.0"</text:span><text:span text:style-name="T15"> </text:span><text:span text:style-name="T26">encoding</text:span><text:span text:style-name="T23">="UTF-8"</text:span><text:span text:style-name="T15">?</text:span><text:span text:style-name="T23">&gt;</text:span></text:p>
          <text:p text:style-name="P16"><text:bookmark text:name="lnum23"/><text:span text:style-name="T21"><text:s text:c="3"/></text:span><text:span text:style-name="T19">2:</text:span><text:span text:style-name="T16"> </text:span><text:span text:style-name="T28">&lt;!-- band is qualified in the default namespace --&gt;</text:span></text:p>
          <text:p text:style-name="P14"><text:bookmark text:name="lnum33"/><text:span text:style-name="T21"><text:s text:c="3"/></text:span><text:span text:style-name="T19">3:</text:span><text:span text:style-name="T16"> </text:span><text:span text:style-name="T22">&lt;</text:span><text:span text:style-name="T24">band</text:span><text:span text:style-name="T16"> </text:span><text:span text:style-name="T27">xmlns</text:span><text:span text:style-name="T22">="http://www.intertech.com/band"</text:span></text:p>
          <text:p text:style-name="P16"><text:bookmark text:name="lnum43"/><text:span text:style-name="T21"><text:s text:c="3"/></text:span><text:span text:style-name="T19">4:</text:span><text:span text:style-name="T16"> <text:s text:c="6"/></text:span><text:span text:style-name="T27">xmlns:xsi</text:span><text:span text:style-name="T22">="http://www.w3.org/2001/XMLSchema-instance"</text:span></text:p>
          <text:p text:style-name="P14"><text:bookmark text:name="lnum53"/><text:span text:style-name="T21"><text:s text:c="3"/></text:span><text:span text:style-name="T19">5:</text:span><text:span text:style-name="T16"> <text:s text:c="6"/></text:span><text:span text:style-name="T27">xsi:schemaLocation</text:span><text:span text:style-name="T22">="http://www.intertech.com/band ./band.xsd"&gt;</text:span></text:p>
          <text:p text:style-name="P16"><text:bookmark text:name="lnum63"/><text:span text:style-name="T21"><text:s text:c="3"/></text:span><text:span text:style-name="T19">6:</text:span><text:span text:style-name="T16"> <text:s text:c="8"/></text:span><text:span text:style-name="T28">&lt;!-- bandName is qualified in the default namespace --&gt;</text:span></text:p>
          <text:p text:style-name="P14"><text:bookmark text:name="lnum72"/><text:span text:style-name="T21"><text:s text:c="3"/></text:span><text:span text:style-name="T19">7:</text:span><text:span text:style-name="T16"> <text:s text:c="8"/></text:span><text:span text:style-name="T22">&lt;</text:span><text:span text:style-name="T24">bandName</text:span><text:span text:style-name="T22">&gt;</text:span><text:span text:style-name="T16">The Intertech Experience</text:span><text:span text:style-name="T22">&lt;/</text:span><text:span text:style-name="T24">bandName</text:span><text:span text:style-name="T22">&gt;</text:span></text:p>
          <text:p text:style-name="P16"><text:bookmark text:name="lnum82"/><text:span text:style-name="T21"><text:s text:c="3"/></text:span><text:span text:style-name="T19">8:</text:span><text:span text:style-name="T16"> <text:s text:c="8"/></text:span><text:span text:style-name="T28">&lt;!-- yearFormed is unqualified due to the overridden namespace --&gt;</text:span></text:p>
          <text:p text:style-name="P14"><text:bookmark text:name="lnum91"/><text:span text:style-name="T21"><text:s text:c="3"/></text:span><text:span text:style-name="T19">9:</text:span><text:span text:style-name="T16"> <text:s text:c="8"/></text:span><text:span text:style-name="T22">&lt;</text:span><text:span text:style-name="T24">yearFormed</text:span><text:span text:style-name="T16"> </text:span><text:span text:style-name="T27">xmlns</text:span><text:span text:style-name="T22">=""&gt;</text:span><text:span text:style-name="T16">1991</text:span><text:span text:style-name="T22">&lt;/</text:span><text:span text:style-name="T24">yearFormed</text:span><text:span text:style-name="T22">&gt;</text:span></text:p>
          <text:p text:style-name="P16"><text:bookmark text:name="lnum101"/><text:span text:style-name="T21"><text:s text:c="2"/></text:span><text:span text:style-name="T19">10:</text:span><text:span text:style-name="T16"> </text:span><text:span text:style-name="T22">&lt;/</text:span><text:span text:style-name="T24">band</text:span><text:span text:style-name="T22">&gt;</text:span></text:p>
        </text:section>
      </text:section>
      <text:h text:style-name="P12" text:outline-level="2">Global Vs. Local Elements</text:h>
      <text:p text:style-name="P1"><text:span text:style-name="T11">An element is global or local depending on how it is defined in a schema.  Any element that is an immediate child of Schema, or is a </text:span><text:span text:style-name="Strong_20_Emphasis"><text:span text:style-name="T12">ref</text:span></text:span><text:span text:style-name="T11"> to an immediate child of Schema, is a </text:span><text:span text:style-name="Strong_20_Emphasis"><text:span text:style-name="T12">global</text:span></text:span><text:span text:style-name="T11"> element.  All other elements are </text:span><text:span text:style-name="Strong_20_Emphasis"><text:span text:style-name="T12">local</text:span></text:span><text:span text:style-name="T11"> elements.</text:span></text:p>
      <text:h text:style-name="P18" text:outline-level="3">Band.Xsd</text:h>
      <text:section text:style-name="Sect1" text:name="Section7">
        <text:p text:style-name="P8"><text:bookmark text:name="codeSnippetWrapper3"/></text:p>
        <text:section text:style-name="Sect1" text:name="Section8">
          <text:p text:style-name="P13"><text:bookmark text:name="codeSnippet3"/><text:bookmark text:name="lnum14"/><text:span text:style-name="T21"><text:s text:c="3"/></text:span><text:span text:style-name="T20">1:</text:span><text:span text:style-name="T15"> </text:span><text:span text:style-name="T23">&lt;?</text:span><text:span text:style-name="T25">xml</text:span><text:span text:style-name="T15"> </text:span><text:span text:style-name="T26">version</text:span><text:span text:style-name="T23">="1.0"</text:span><text:span text:style-name="T15"> </text:span><text:span text:style-name="T26">encoding</text:span><text:span text:style-name="T23">="UTF-8"</text:span><text:span text:style-name="T15">?</text:span><text:span text:style-name="T23">&gt;</text:span></text:p>
          <text:p text:style-name="P16"><text:bookmark text:name="lnum24"/><text:span text:style-name="T21"><text:s text:c="3"/></text:span><text:span text:style-name="T19">2:</text:span><text:span text:style-name="T16"> </text:span><text:span text:style-name="T22">&lt;</text:span><text:span text:style-name="T24">schema</text:span><text:span text:style-name="T16"> </text:span><text:span text:style-name="T27">xmlns</text:span><text:span text:style-name="T22">="http://www.w3.org/2001/XMLSchema"</text:span></text:p>
          <text:p text:style-name="P14"><text:bookmark text:name="lnum34"/><text:span text:style-name="T21"><text:s text:c="3"/></text:span><text:span text:style-name="T19">3:</text:span><text:span text:style-name="T16"> <text:s text:c="8"/></text:span><text:span text:style-name="T27">targetNamespace</text:span><text:span text:style-name="T22">="http://www.intertech.com/band"</text:span></text:p>
          <text:p text:style-name="P16"><text:bookmark text:name="lnum44"/><text:span text:style-name="T21"><text:s text:c="3"/></text:span><text:span text:style-name="T19">4:</text:span><text:span text:style-name="T16"> <text:s text:c="8"/></text:span><text:span text:style-name="T27">xmlns:tns</text:span><text:span text:style-name="T22">="http://www.intertech.com/band"</text:span></text:p>
          <text:p text:style-name="P14"><text:bookmark text:name="lnum54"/><text:span text:style-name="T21"><text:s text:c="3"/></text:span><text:span text:style-name="T19">5:</text:span><text:span text:style-name="T16"> <text:s text:c="8"/></text:span><text:span text:style-name="T27">elementFormDefault</text:span><text:span text:style-name="T22">="qualified"</text:span></text:p>
          <text:p text:style-name="P16"><text:bookmark text:name="lnum64"/><text:span text:style-name="T21"><text:s text:c="3"/></text:span><text:span text:style-name="T19">6:</text:span><text:span text:style-name="T16"> <text:s text:c="8"/></text:span><text:span text:style-name="T27">attributeFormDefault</text:span><text:span text:style-name="T22">="unqualified"&gt;</text:span></text:p>
          <text:p text:style-name="P15"><text:bookmark text:name="lnum73"/><text:s text:c="3"/><text:span text:style-name="T18">7:</text:span></text:p>
          <text:p text:style-name="P16"><text:bookmark text:name="lnum83"/><text:span text:style-name="T21"><text:s text:c="3"/></text:span><text:span text:style-name="T19">8:</text:span><text:span text:style-name="T16"> <text:s text:c="4"/></text:span><text:span text:style-name="T22">&lt;</text:span><text:span text:style-name="T24">complexType</text:span><text:span text:style-name="T16"> </text:span><text:span text:style-name="T27">name</text:span><text:span text:style-name="T22">="Band_Member_Type"&gt;</text:span></text:p>
          <text:p text:style-name="P14"><text:bookmark text:name="lnum92"/><text:span text:style-name="T21"><text:s text:c="3"/></text:span><text:span text:style-name="T19">9:</text:span><text:span text:style-name="T16"> <text:s text:c="8"/></text:span><text:span text:style-name="T22">&lt;</text:span><text:span text:style-name="T24">sequence</text:span><text:span text:style-name="T22">&gt;</text:span></text:p>
          <text:p text:style-name="P16"><text:bookmark text:name="lnum102"/><text:span text:style-name="T21"><text:s text:c="2"/></text:span><text:span text:style-name="T19">10:</text:span><text:span text:style-name="T16"> <text:s text:c="12"/></text:span><text:span text:style-name="T28">&lt;!-- LOCAL: not an immediate child of "schema" --&gt;</text:span></text:p>
          <text:p text:style-name="P14"><text:bookmark text:name="lnum111"/><text:span text:style-name="T21"><text:s text:c="2"/></text:span><text:span text:style-name="T19">11:</text:span><text:span text:style-name="T16"> <text:s text:c="12"/></text:span><text:span text:style-name="T22">&lt;</text:span><text:span text:style-name="T24">element</text:span><text:span text:style-name="T16"> </text:span><text:span text:style-name="T27">name</text:span><text:span text:style-name="T22">="fullName"</text:span><text:span text:style-name="T16"> </text:span><text:span text:style-name="T27">type</text:span><text:span text:style-name="T22">="string"</text:span><text:span text:style-name="T16"> </text:span><text:span text:style-name="T22">/&gt;</text:span></text:p>
          <text:p text:style-name="P17"><text:bookmark text:name="lnum121"/><text:s text:c="2"/><text:span text:style-name="T18">12:</text:span></text:p>
          <text:p text:style-name="P14"><text:bookmark text:name="lnum131"/><text:span text:style-name="T21"><text:s text:c="2"/></text:span><text:span text:style-name="T19">13:</text:span><text:span text:style-name="T16"> <text:s text:c="12"/></text:span><text:span text:style-name="T28">&lt;!-- GLOBAL: a ref to an immediate child of "schema" --&gt;</text:span></text:p>
          <text:p text:style-name="P16"><text:bookmark text:name="lnum141"/><text:span text:style-name="T21"><text:s text:c="2"/></text:span><text:span text:style-name="T19">14:</text:span><text:span text:style-name="T16"> <text:s text:c="12"/></text:span><text:span text:style-name="T22">&lt;</text:span><text:span text:style-name="T24">element</text:span><text:span text:style-name="T16"> </text:span><text:span text:style-name="T27">ref</text:span><text:span text:style-name="T22">="tns:instrument"</text:span><text:span text:style-name="T16"> </text:span><text:span text:style-name="T27">maxOccurs</text:span><text:span text:style-name="T22">="unbounded"</text:span><text:span text:style-name="T16"> </text:span><text:span text:style-name="T22">/&gt;</text:span></text:p>
          <text:p text:style-name="P14"><text:bookmark text:name="lnum15"/><text:span text:style-name="T21"><text:s text:c="2"/></text:span><text:span text:style-name="T19">15:</text:span><text:span text:style-name="T16"> <text:s text:c="8"/></text:span><text:span text:style-name="T22">&lt;/</text:span><text:span text:style-name="T24">sequence</text:span><text:span text:style-name="T22">&gt;</text:span></text:p>
          <text:p text:style-name="P16"><text:bookmark text:name="lnum16"/><text:span text:style-name="T21"><text:s text:c="2"/></text:span><text:span text:style-name="T19">16:</text:span><text:span text:style-name="T16"> <text:s text:c="4"/></text:span><text:span text:style-name="T22">&lt;/</text:span><text:span text:style-name="T24">complexType</text:span><text:span text:style-name="T22">&gt;</text:span></text:p>
          <text:p text:style-name="P15"><text:bookmark text:name="lnum17"/><text:s text:c="2"/><text:span text:style-name="T18">17:</text:span></text:p>
          <text:p text:style-name="P16"><text:bookmark text:name="lnum18"/><text:span text:style-name="T21"><text:s text:c="2"/></text:span><text:span text:style-name="T19">18:</text:span><text:span text:style-name="T16"> <text:s text:c="4"/></text:span><text:span text:style-name="T28">&lt;!-- GLOBAL: an immediate child of "schema" --&gt;</text:span></text:p>
          <text:p text:style-name="P14"><text:bookmark text:name="lnum19"/><text:span text:style-name="T21"><text:s text:c="2"/></text:span><text:span text:style-name="T19">19:</text:span><text:span text:style-name="T16"> <text:s text:c="4"/></text:span><text:span text:style-name="T22">&lt;</text:span><text:span text:style-name="T24">element</text:span><text:span text:style-name="T16"> </text:span><text:span text:style-name="T27">name</text:span><text:span text:style-name="T22">="instrument"</text:span><text:span text:style-name="T16"> </text:span><text:span text:style-name="T27">type</text:span><text:span text:style-name="T22">="string"</text:span><text:span text:style-name="T16"> </text:span><text:span text:style-name="T22">/&gt;</text:span></text:p>
          <text:p text:style-name="P17"><text:bookmark text:name="lnum20"/><text:s text:c="2"/><text:span text:style-name="T18">20:</text:span></text:p>
          <text:p text:style-name="P14"><text:bookmark text:name="lnum211"/><text:span text:style-name="T21"><text:s text:c="2"/></text:span><text:span text:style-name="T19">21:</text:span><text:span text:style-name="T16"> <text:s text:c="4"/></text:span><text:span text:style-name="T28">&lt;!-- GLOBAL: an immediate child of "schema" --&gt;</text:span></text:p>
          <text:p text:style-name="P16"><text:bookmark text:name="lnum221"/><text:span text:style-name="T21"><text:s text:c="2"/></text:span><text:span text:style-name="T19">22:</text:span><text:span text:style-name="T16"> <text:s text:c="4"/></text:span><text:span text:style-name="T22">&lt;</text:span><text:span text:style-name="T24">element</text:span><text:span text:style-name="T16"> </text:span><text:span text:style-name="T27">name</text:span><text:span text:style-name="T22">="bandName"</text:span><text:span text:style-name="T16"> </text:span><text:span text:style-name="T27">type</text:span><text:span text:style-name="T22">="string"</text:span><text:span text:style-name="T16"> </text:span><text:span text:style-name="T22">/&gt;</text:span></text:p>
          <text:p text:style-name="P15"><text:bookmark text:name="lnum231"/><text:s text:c="2"/><text:span text:style-name="T18">23:</text:span></text:p>
          <text:p text:style-name="P16"><text:bookmark text:name="lnum241"/><text:span text:style-name="T21"><text:s text:c="2"/></text:span><text:span text:style-name="T19">24:</text:span><text:span text:style-name="T16"> <text:s text:c="4"/></text:span><text:span text:style-name="T28">&lt;!-- GLOBAL: an immediate child of "schema" --&gt;</text:span></text:p>
          <text:p text:style-name="P14"><text:bookmark text:name="lnum25"/><text:span text:style-name="T21"><text:s text:c="2"/></text:span><text:span text:style-name="T19">25:</text:span><text:span text:style-name="T16"> <text:s text:c="4"/></text:span><text:span text:style-name="T22">&lt;</text:span><text:span text:style-name="T24">element</text:span><text:span text:style-name="T16"> </text:span><text:span text:style-name="T27">name</text:span><text:span text:style-name="T22">="band"&gt;</text:span></text:p>
          <text:p text:style-name="P16"><text:bookmark text:name="lnum26"/><text:span text:style-name="T21"><text:s text:c="2"/></text:span><text:span text:style-name="T19">26:</text:span><text:span text:style-name="T16"> <text:s text:c="8"/></text:span><text:span text:style-name="T22">&lt;</text:span><text:span text:style-name="T24">complexType</text:span><text:span text:style-name="T22">&gt;</text:span></text:p>
          <text:p text:style-name="P14"><text:bookmark text:name="lnum27"/><text:soft-page-break/><text:span text:style-name="T21"><text:s text:c="2"/></text:span><text:span text:style-name="T19">27:</text:span><text:span text:style-name="T16"> <text:s text:c="12"/></text:span><text:span text:style-name="T22">&lt;</text:span><text:span text:style-name="T24">sequence</text:span><text:span text:style-name="T22">&gt;</text:span></text:p>
          <text:p text:style-name="P16"><text:bookmark text:name="lnum28"/><text:span text:style-name="T21"><text:s text:c="2"/></text:span><text:span text:style-name="T19">28:</text:span><text:span text:style-name="T16"> <text:s text:c="16"/></text:span><text:span text:style-name="T28">&lt;!-- GLOBAL: a ref to an immediate child of "schema" --&gt;</text:span></text:p>
          <text:p text:style-name="P14"><text:bookmark text:name="lnum29"/><text:span text:style-name="T21"><text:s text:c="2"/></text:span><text:span text:style-name="T19">29:</text:span><text:span text:style-name="T16"> <text:s text:c="16"/></text:span><text:span text:style-name="T22">&lt;</text:span><text:span text:style-name="T24">element</text:span><text:span text:style-name="T16"> </text:span><text:span text:style-name="T27">ref</text:span><text:span text:style-name="T22">="tns:bandName"</text:span><text:span text:style-name="T16"> </text:span><text:span text:style-name="T22">/&gt;</text:span></text:p>
          <text:p text:style-name="P17"><text:bookmark text:name="lnum30"/><text:s text:c="2"/><text:span text:style-name="T18">30:</text:span></text:p>
          <text:p text:style-name="P14"><text:bookmark text:name="lnum311"/><text:span text:style-name="T21"><text:s text:c="2"/></text:span><text:span text:style-name="T19">31:</text:span><text:span text:style-name="T16"> <text:s text:c="16"/></text:span><text:span text:style-name="T28">&lt;!-- LOCAL: not an immediate child of "schema" --&gt;</text:span></text:p>
          <text:p text:style-name="P16"><text:bookmark text:name="lnum321"/><text:span text:style-name="T21"><text:s text:c="2"/></text:span><text:span text:style-name="T19">32:</text:span><text:span text:style-name="T16"> <text:s text:c="16"/></text:span><text:span text:style-name="T22">&lt;</text:span><text:span text:style-name="T24">element</text:span><text:span text:style-name="T16"> </text:span><text:span text:style-name="T27">name</text:span><text:span text:style-name="T22">="member"</text:span><text:span text:style-name="T16"> </text:span><text:span text:style-name="T27">type</text:span><text:span text:style-name="T22">="tns:Band_Member_Type"</text:span><text:span text:style-name="T16"> </text:span><text:span text:style-name="T27">minOccurs</text:span><text:span text:style-name="T22">="1"</text:span></text:p>
          <text:p text:style-name="P14"><text:bookmark text:name="lnum331"/><text:span text:style-name="T21"><text:s text:c="2"/></text:span><text:span text:style-name="T19">33:</text:span><text:span text:style-name="T16"> <text:s text:c="25"/></text:span><text:span text:style-name="T27">maxOccurs</text:span><text:span text:style-name="T22">="unbounded"</text:span><text:span text:style-name="T16"> </text:span><text:span text:style-name="T22">/&gt;</text:span></text:p>
          <text:p text:style-name="P16"><text:bookmark text:name="lnum341"/><text:span text:style-name="T21"><text:s text:c="2"/></text:span><text:span text:style-name="T19">34:</text:span><text:span text:style-name="T16"> <text:s text:c="16"/></text:span><text:span text:style-name="T22">&lt;/</text:span><text:span text:style-name="T24">sequence</text:span><text:span text:style-name="T22">&gt;</text:span></text:p>
          <text:p text:style-name="P14"><text:bookmark text:name="lnum35"/><text:span text:style-name="T21"><text:s text:c="2"/></text:span><text:span text:style-name="T19">35:</text:span><text:span text:style-name="T16"> <text:s text:c="12"/></text:span><text:span text:style-name="T22">&lt;</text:span><text:span text:style-name="T24">attribute</text:span><text:span text:style-name="T16"> </text:span><text:span text:style-name="T27">name</text:span><text:span text:style-name="T22">="id"</text:span><text:span text:style-name="T16"> </text:span><text:span text:style-name="T27">type</text:span><text:span text:style-name="T22">="string"</text:span><text:span text:style-name="T16"> </text:span><text:span text:style-name="T22">/&gt;</text:span></text:p>
          <text:p text:style-name="P16"><text:bookmark text:name="lnum36"/><text:span text:style-name="T21"><text:s text:c="2"/></text:span><text:span text:style-name="T19">36:</text:span><text:span text:style-name="T16"> <text:s text:c="8"/></text:span><text:span text:style-name="T22">&lt;/</text:span><text:span text:style-name="T24">complexType</text:span><text:span text:style-name="T22">&gt;</text:span></text:p>
          <text:p text:style-name="P14"><text:bookmark text:name="lnum37"/><text:span text:style-name="T21"><text:s text:c="2"/></text:span><text:span text:style-name="T19">37:</text:span><text:span text:style-name="T16"> <text:s text:c="4"/></text:span><text:span text:style-name="T22">&lt;/</text:span><text:span text:style-name="T24">element</text:span><text:span text:style-name="T22">&gt;</text:span></text:p>
          <text:p text:style-name="P16"><text:bookmark text:name="lnum38"/><text:span text:style-name="T21"><text:s text:c="2"/></text:span><text:span text:style-name="T19">38:</text:span><text:span text:style-name="T16"> </text:span><text:span text:style-name="T22">&lt;/</text:span><text:span text:style-name="T24">schema</text:span><text:span text:style-name="T22">&gt;</text:span></text:p>
        </text:section>
      </text:section>
      <text:h text:style-name="P12" text:outline-level="2">ElementFormDefault=”Qualified”</text:h>
      <text:p text:style-name="P1"><text:span text:style-name="T11">Setting this attribute to </text:span><text:span text:style-name="Strong_20_Emphasis"><text:span text:style-name="T12">“qualified”</text:span></text:span><text:span text:style-name="T11"> means all </text:span><text:span text:style-name="Strong_20_Emphasis"><text:span text:style-name="T12">global</text:span></text:span><text:span text:style-name="T11"> and </text:span><text:span text:style-name="Strong_20_Emphasis"><text:span text:style-name="T12">local</text:span></text:span><text:span text:style-name="T11"> elements from this schema </text:span><text:span text:style-name="Strong_20_Emphasis"><text:span text:style-name="T12">must</text:span></text:span><text:span text:style-name="T11"> be qualified when used in an XML document.  For example, lets use the band.xsd schema from above, along with the following:</text:span></text:p>
      <text:h text:style-name="P18" text:outline-level="3">Cd.Xsd</text:h>
      <text:section text:style-name="Sect1" text:name="Section9">
        <text:p text:style-name="P8"><text:bookmark text:name="codeSnippetWrapper4"/></text:p>
        <text:section text:style-name="Sect1" text:name="Section10">
          <text:p text:style-name="P13"><text:bookmark text:name="codeSnippet4"/><text:bookmark text:name="lnum110"/><text:span text:style-name="T21"><text:s text:c="3"/></text:span><text:span text:style-name="T20">1:</text:span><text:span text:style-name="T15"> </text:span><text:span text:style-name="T23">&lt;?</text:span><text:span text:style-name="T25">xml</text:span><text:span text:style-name="T15"> </text:span><text:span text:style-name="T26">version</text:span><text:span text:style-name="T23">="1.0"</text:span><text:span text:style-name="T15"> </text:span><text:span text:style-name="T26">encoding</text:span><text:span text:style-name="T23">="UTF-8"</text:span><text:span text:style-name="T15">?</text:span><text:span text:style-name="T23">&gt;</text:span></text:p>
          <text:p text:style-name="P16"><text:bookmark text:name="lnum210"/><text:span text:style-name="T21"><text:s text:c="3"/></text:span><text:span text:style-name="T19">2:</text:span><text:span text:style-name="T16"> </text:span><text:span text:style-name="T22">&lt;</text:span><text:span text:style-name="T24">schema</text:span><text:span text:style-name="T16"> </text:span><text:span text:style-name="T27">xmlns</text:span><text:span text:style-name="T22">="http://www.w3.org/2001/XMLSchema"</text:span></text:p>
          <text:p text:style-name="P14"><text:bookmark text:name="lnum39"/><text:span text:style-name="T21"><text:s text:c="3"/></text:span><text:span text:style-name="T19">3:</text:span><text:span text:style-name="T16"> <text:s text:c="8"/></text:span><text:span text:style-name="T27">targetNamespace</text:span><text:span text:style-name="T22">="http://www.intertech.com/cd"</text:span></text:p>
          <text:p text:style-name="P16"><text:bookmark text:name="lnum45"/><text:span text:style-name="T21"><text:s text:c="3"/></text:span><text:span text:style-name="T19">4:</text:span><text:span text:style-name="T16"> <text:s text:c="8"/></text:span><text:span text:style-name="T27">xmlns:tns</text:span><text:span text:style-name="T22">="http://www.intertech.com/cd"</text:span></text:p>
          <text:p text:style-name="P14"><text:bookmark text:name="lnum55"/><text:span text:style-name="T21"><text:s text:c="3"/></text:span><text:span text:style-name="T19">5:</text:span><text:span text:style-name="T16"> <text:s text:c="8"/></text:span><text:span text:style-name="T27">xmlns:band</text:span><text:span text:style-name="T22">="http://www.intertech.com/band"</text:span></text:p>
          <text:p text:style-name="P16"><text:bookmark text:name="lnum65"/><text:span text:style-name="T21"><text:s text:c="3"/></text:span><text:span text:style-name="T19">6:</text:span><text:span text:style-name="T16"> <text:s text:c="8"/></text:span><text:span text:style-name="T27">elementFormDefault</text:span><text:span text:style-name="T22">="qualified"</text:span></text:p>
          <text:p text:style-name="P14"><text:bookmark text:name="lnum74"/><text:span text:style-name="T21"><text:s text:c="3"/></text:span><text:span text:style-name="T19">7:</text:span><text:span text:style-name="T16"> <text:s text:c="8"/></text:span><text:span text:style-name="T27">attributeFormDefault</text:span><text:span text:style-name="T22">="unqualified"&gt;</text:span></text:p>
          <text:p text:style-name="P16"><text:bookmark text:name="lnum84"/><text:span text:style-name="T21"><text:s text:c="3"/></text:span><text:span text:style-name="T19">8:</text:span><text:span text:style-name="T16"> <text:s text:c="4"/></text:span><text:span text:style-name="T22">&lt;</text:span><text:span text:style-name="T24">import</text:span><text:span text:style-name="T16"> </text:span><text:span text:style-name="T27">namespace</text:span><text:span text:style-name="T22">="http://www.intertech.com/band"</text:span></text:p>
          <text:p text:style-name="P14"><text:bookmark text:name="lnum93"/><text:span text:style-name="T21"><text:s text:c="3"/></text:span><text:span text:style-name="T19">9:</text:span><text:span text:style-name="T16"> <text:s text:c="8"/></text:span><text:span text:style-name="T27">schemaLocation</text:span><text:span text:style-name="T22">="./band.xsd"</text:span><text:span text:style-name="T16"> </text:span><text:span text:style-name="T22">/&gt;</text:span></text:p>
          <text:p text:style-name="P17"><text:bookmark text:name="lnum103"/><text:s text:c="2"/><text:span text:style-name="T18">10:</text:span></text:p>
          <text:p text:style-name="P14"><text:bookmark text:name="lnum112"/><text:span text:style-name="T21"><text:s text:c="2"/></text:span><text:span text:style-name="T19">11:</text:span><text:span text:style-name="T16"> <text:s text:c="4"/></text:span><text:span text:style-name="T28">&lt;!-- GLOBAL: an immediate child of schema --&gt;</text:span></text:p>
          <text:p text:style-name="P16"><text:bookmark text:name="lnum122"/><text:span text:style-name="T21"><text:s text:c="2"/></text:span><text:span text:style-name="T19">12:</text:span><text:span text:style-name="T16"> <text:s text:c="4"/></text:span><text:span text:style-name="T22">&lt;</text:span><text:span text:style-name="T24">element</text:span><text:span text:style-name="T16"> </text:span><text:span text:style-name="T27">name</text:span><text:span text:style-name="T22">="cd"&gt;</text:span></text:p>
          <text:p text:style-name="P14"><text:bookmark text:name="lnum132"/><text:span text:style-name="T21"><text:s text:c="2"/></text:span><text:span text:style-name="T19">13:</text:span><text:span text:style-name="T16"> <text:s text:c="8"/></text:span><text:span text:style-name="T22">&lt;</text:span><text:span text:style-name="T24">complexType</text:span><text:span text:style-name="T22">&gt;</text:span></text:p>
          <text:p text:style-name="P16"><text:bookmark text:name="lnum142"/><text:span text:style-name="T21"><text:s text:c="2"/></text:span><text:span text:style-name="T19">14:</text:span><text:span text:style-name="T16"> <text:s text:c="12"/></text:span><text:span text:style-name="T22">&lt;</text:span><text:span text:style-name="T24">sequence</text:span><text:span text:style-name="T22">&gt;</text:span></text:p>
          <text:p text:style-name="P14"><text:bookmark text:name="lnum151"/><text:span text:style-name="T21"><text:s text:c="2"/></text:span><text:span text:style-name="T19">15:</text:span><text:span text:style-name="T16"> <text:s text:c="16"/></text:span><text:span text:style-name="T28">&lt;!-- GLOBAL: a ref of an immediate child of schema --&gt;</text:span></text:p>
          <text:p text:style-name="P16"><text:bookmark text:name="lnum161"/><text:span text:style-name="T21"><text:s text:c="2"/></text:span><text:span text:style-name="T19">16:</text:span><text:span text:style-name="T16"> <text:s text:c="16"/></text:span><text:span text:style-name="T22">&lt;</text:span><text:span text:style-name="T24">element</text:span><text:span text:style-name="T16"> </text:span><text:span text:style-name="T27">ref</text:span><text:span text:style-name="T22">="band:band"</text:span><text:span text:style-name="T16"> </text:span><text:span text:style-name="T22">/&gt;</text:span></text:p>
          <text:p text:style-name="P15"><text:bookmark text:name="lnum171"/><text:s text:c="2"/><text:span text:style-name="T18">17:</text:span></text:p>
          <text:p text:style-name="P16"><text:bookmark text:name="lnum181"/><text:span text:style-name="T21"><text:s text:c="2"/></text:span><text:span text:style-name="T19">18:</text:span><text:span text:style-name="T16"> <text:s text:c="16"/></text:span><text:span text:style-name="T28">&lt;!-- LOCAL: not an immediate child of schema --&gt;</text:span></text:p>
          <text:p text:style-name="P14"><text:bookmark text:name="lnum191"/><text:span text:style-name="T21"><text:s text:c="2"/></text:span><text:span text:style-name="T19">19:</text:span><text:span text:style-name="T16"> <text:s text:c="16"/></text:span><text:span text:style-name="T22">&lt;</text:span><text:span text:style-name="T24">element</text:span><text:span text:style-name="T16"> </text:span><text:span text:style-name="T27">name</text:span><text:span text:style-name="T22">="title"</text:span><text:span text:style-name="T16"> </text:span><text:span text:style-name="T27">type</text:span><text:span text:style-name="T22">="string"</text:span><text:span text:style-name="T16"> </text:span><text:span text:style-name="T22">/&gt;</text:span></text:p>
          <text:p text:style-name="P16"><text:bookmark text:name="lnum201"/><text:span text:style-name="T21"><text:s text:c="2"/></text:span><text:span text:style-name="T19">20:</text:span><text:span text:style-name="T16"> <text:s text:c="12"/></text:span><text:span text:style-name="T22">&lt;/</text:span><text:span text:style-name="T24">sequence</text:span><text:span text:style-name="T22">&gt;</text:span></text:p>
          <text:p text:style-name="P14"><text:bookmark text:name="lnum212"/><text:span text:style-name="T21"><text:s text:c="2"/></text:span><text:span text:style-name="T19">21:</text:span><text:span text:style-name="T16"> <text:s text:c="8"/></text:span><text:span text:style-name="T22">&lt;/</text:span><text:span text:style-name="T24">complexType</text:span><text:span text:style-name="T22">&gt;</text:span></text:p>
          <text:p text:style-name="P16"><text:bookmark text:name="lnum222"/><text:span text:style-name="T21"><text:s text:c="2"/></text:span><text:span text:style-name="T19">22:</text:span><text:span text:style-name="T16"> <text:s text:c="4"/></text:span><text:span text:style-name="T22">&lt;/</text:span><text:span text:style-name="T24">element</text:span><text:span text:style-name="T22">&gt;</text:span></text:p>
          <text:p text:style-name="P14"><text:bookmark text:name="lnum232"/><text:span text:style-name="T21"><text:s text:c="2"/></text:span><text:span text:style-name="T19">23:</text:span><text:span text:style-name="T16"> </text:span><text:span text:style-name="T22">&lt;/</text:span><text:span text:style-name="T24">schema</text:span><text:span text:style-name="T22">&gt;</text:span></text:p>
        </text:section>
      </text:section>
      <text:p text:style-name="P7">Now lets create an XMLdocument from these schemata.  Note that since each schema defines elementFormDefault as qualified, each element must be associated with a namespace.</text:p>
      <text:section text:style-name="Sect1" text:name="Section11">
        <text:p text:style-name="P8"><text:bookmark text:name="codeSnippetWrapper5"/></text:p>
        <text:section text:style-name="Sect1" text:name="Section12">
          <text:p text:style-name="P13"><text:bookmark text:name="codeSnippet5"/><text:bookmark text:name="lnum113"/><text:span text:style-name="T21"><text:s text:c="3"/></text:span><text:span text:style-name="T20">1:</text:span><text:span text:style-name="T15"> </text:span><text:span text:style-name="T23">&lt;?</text:span><text:span text:style-name="T25">xml</text:span><text:span text:style-name="T15"> </text:span><text:span text:style-name="T26">version</text:span><text:span text:style-name="T23">="1.0"</text:span><text:span text:style-name="T15"> </text:span><text:span text:style-name="T26">encoding</text:span><text:span text:style-name="T23">="UTF-8"</text:span><text:span text:style-name="T15">?</text:span><text:span text:style-name="T23">&gt;</text:span></text:p>
          <text:p text:style-name="P16"><text:bookmark text:name="lnum213"/><text:soft-page-break/><text:span text:style-name="T21"><text:s text:c="3"/></text:span><text:span text:style-name="T19">2:</text:span><text:span text:style-name="T16"> </text:span><text:span text:style-name="T22">&lt;</text:span><text:span text:style-name="T24">cd:cd</text:span></text:p>
          <text:p text:style-name="P14"><text:bookmark text:name="lnum310"/><text:span text:style-name="T21"><text:s text:c="3"/></text:span><text:span text:style-name="T19">3:</text:span><text:span text:style-name="T16"> <text:s text:c="4"/></text:span><text:span text:style-name="T27">xmlns:cd</text:span><text:span text:style-name="T22">="http://www.intertech.com/cd"</text:span></text:p>
          <text:p text:style-name="P16"><text:bookmark text:name="lnum46"/><text:span text:style-name="T21"><text:s text:c="3"/></text:span><text:span text:style-name="T19">4:</text:span><text:span text:style-name="T16"> <text:s text:c="4"/></text:span><text:span text:style-name="T27">xmlns:band</text:span><text:span text:style-name="T22">="http://www.intertech.com/band"</text:span></text:p>
          <text:p text:style-name="P14"><text:bookmark text:name="lnum56"/><text:span text:style-name="T21"><text:s text:c="3"/></text:span><text:span text:style-name="T19">5:</text:span><text:span text:style-name="T16"> <text:s text:c="4"/></text:span><text:span text:style-name="T27">xmlns:xsi</text:span><text:span text:style-name="T22">="http://www.w3.org/2001/XMLSchema-instance"</text:span></text:p>
          <text:p text:style-name="P16"><text:bookmark text:name="lnum66"/><text:span text:style-name="T21"><text:s text:c="3"/></text:span><text:span text:style-name="T19">6:</text:span><text:span text:style-name="T16"> <text:s text:c="4"/></text:span><text:span text:style-name="T27">xsi:schemaLocation</text:span><text:span text:style-name="T22">="http://www.intertech.com/cd ./cd.xsd</text:span></text:p>
          <text:p text:style-name="P14"><text:bookmark text:name="lnum75"/><text:span text:style-name="T21"><text:s text:c="3"/></text:span><text:span text:style-name="T19">7:</text:span><text:span text:style-name="T16"> <text:s text:c="24"/>http://www.intertech.com/band ./band.xsd"</text:span><text:span text:style-name="T22">&gt;</text:span></text:p>
          <text:p text:style-name="P16"><text:bookmark text:name="lnum85"/><text:span text:style-name="T21"><text:s text:c="3"/></text:span><text:span text:style-name="T19">8:</text:span><text:span text:style-name="T16"> <text:s text:c="4"/></text:span><text:span text:style-name="T22">&lt;</text:span><text:span text:style-name="T24">band:band</text:span><text:span text:style-name="T22">&gt;</text:span></text:p>
          <text:p text:style-name="P14"><text:bookmark text:name="lnum94"/><text:span text:style-name="T21"><text:s text:c="3"/></text:span><text:span text:style-name="T19">9:</text:span><text:span text:style-name="T16"> <text:s text:c="8"/></text:span><text:span text:style-name="T22">&lt;</text:span><text:span text:style-name="T24">band:bandName</text:span><text:span text:style-name="T22">&gt;</text:span><text:span text:style-name="T16">The Intertech Experience</text:span><text:span text:style-name="T22">&lt;/</text:span><text:span text:style-name="T24">band:bandName</text:span><text:span text:style-name="T22">&gt;</text:span></text:p>
          <text:p text:style-name="P16"><text:bookmark text:name="lnum104"/><text:span text:style-name="T21"><text:s text:c="2"/></text:span><text:span text:style-name="T19">10:</text:span><text:span text:style-name="T16"> <text:s text:c="8"/></text:span><text:span text:style-name="T22">&lt;</text:span><text:span text:style-name="T24">band:member</text:span><text:span text:style-name="T22">&gt;</text:span></text:p>
          <text:p text:style-name="P14"><text:bookmark text:name="lnum114"/><text:span text:style-name="T21"><text:s text:c="2"/></text:span><text:span text:style-name="T19">11:</text:span><text:span text:style-name="T16"> <text:s text:c="12"/></text:span><text:span text:style-name="T22">&lt;</text:span><text:span text:style-name="T24">band:fullName</text:span><text:span text:style-name="T22">&gt;</text:span><text:span text:style-name="T16">Jason Shapiro</text:span><text:span text:style-name="T22">&lt;/</text:span><text:span text:style-name="T24">band:fullName</text:span><text:span text:style-name="T22">&gt;</text:span></text:p>
          <text:p text:style-name="P16"><text:bookmark text:name="lnum123"/><text:span text:style-name="T21"><text:s text:c="2"/></text:span><text:span text:style-name="T19">12:</text:span><text:span text:style-name="T16"> <text:s text:c="12"/></text:span><text:span text:style-name="T22">&lt;</text:span><text:span text:style-name="T24">band:instrument</text:span><text:span text:style-name="T22">&gt;</text:span><text:span text:style-name="T16">Bass</text:span><text:span text:style-name="T22">&lt;/</text:span><text:span text:style-name="T24">band:instrument</text:span><text:span text:style-name="T22">&gt;</text:span></text:p>
          <text:p text:style-name="P14"><text:bookmark text:name="lnum133"/><text:span text:style-name="T21"><text:s text:c="2"/></text:span><text:span text:style-name="T19">13:</text:span><text:span text:style-name="T16"> <text:s text:c="8"/></text:span><text:span text:style-name="T22">&lt;/</text:span><text:span text:style-name="T24">band:member</text:span><text:span text:style-name="T22">&gt;</text:span></text:p>
          <text:p text:style-name="P16"><text:bookmark text:name="lnum143"/><text:span text:style-name="T21"><text:s text:c="2"/></text:span><text:span text:style-name="T19">14:</text:span><text:span text:style-name="T16"> <text:s text:c="8"/></text:span><text:span text:style-name="T22">&lt;</text:span><text:span text:style-name="T24">band:member</text:span><text:span text:style-name="T22">&gt;</text:span></text:p>
          <text:p text:style-name="P14"><text:bookmark text:name="lnum152"/><text:span text:style-name="T21"><text:s text:c="2"/></text:span><text:span text:style-name="T19">15:</text:span><text:span text:style-name="T16"> <text:s text:c="12"/></text:span><text:span text:style-name="T22">&lt;</text:span><text:span text:style-name="T24">band:fullName</text:span><text:span text:style-name="T22">&gt;</text:span><text:span text:style-name="T16">Jim White</text:span><text:span text:style-name="T22">&lt;/</text:span><text:span text:style-name="T24">band:fullName</text:span><text:span text:style-name="T22">&gt;</text:span></text:p>
          <text:p text:style-name="P16"><text:bookmark text:name="lnum162"/><text:span text:style-name="T21"><text:s text:c="2"/></text:span><text:span text:style-name="T19">16:</text:span><text:span text:style-name="T16"> <text:s text:c="12"/></text:span><text:span text:style-name="T22">&lt;</text:span><text:span text:style-name="T24">band:instrument</text:span><text:span text:style-name="T22">&gt;</text:span><text:span text:style-name="T16">Vocals</text:span><text:span text:style-name="T22">&lt;/</text:span><text:span text:style-name="T24">band:instrument</text:span><text:span text:style-name="T22">&gt;</text:span></text:p>
          <text:p text:style-name="P14"><text:bookmark text:name="lnum172"/><text:span text:style-name="T21"><text:s text:c="2"/></text:span><text:span text:style-name="T19">17:</text:span><text:span text:style-name="T16"> <text:s text:c="8"/></text:span><text:span text:style-name="T22">&lt;/</text:span><text:span text:style-name="T24">band:member</text:span><text:span text:style-name="T22">&gt;</text:span></text:p>
          <text:p text:style-name="P16"><text:bookmark text:name="lnum182"/><text:span text:style-name="T21"><text:s text:c="2"/></text:span><text:span text:style-name="T19">18:</text:span><text:span text:style-name="T16"> <text:s text:c="8"/></text:span><text:span text:style-name="T22">&lt;</text:span><text:span text:style-name="T24">band:member</text:span><text:span text:style-name="T22">&gt;</text:span></text:p>
          <text:p text:style-name="P14"><text:bookmark text:name="lnum192"/><text:span text:style-name="T21"><text:s text:c="2"/></text:span><text:span text:style-name="T19">19:</text:span><text:span text:style-name="T16"> <text:s text:c="12"/></text:span><text:span text:style-name="T22">&lt;</text:span><text:span text:style-name="T24">band:fullName</text:span><text:span text:style-name="T22">&gt;</text:span><text:span text:style-name="T16">Davin Mickelson</text:span><text:span text:style-name="T22">&lt;/</text:span><text:span text:style-name="T24">band:fullName</text:span><text:span text:style-name="T22">&gt;</text:span></text:p>
          <text:p text:style-name="P16"><text:bookmark text:name="lnum202"/><text:span text:style-name="T21"><text:s text:c="2"/></text:span><text:span text:style-name="T19">20:</text:span><text:span text:style-name="T16"> <text:s text:c="12"/></text:span><text:span text:style-name="T22">&lt;</text:span><text:span text:style-name="T24">band:instrument</text:span><text:span text:style-name="T22">&gt;</text:span><text:span text:style-name="T16">Guitar</text:span><text:span text:style-name="T22">&lt;/</text:span><text:span text:style-name="T24">band:instrument</text:span><text:span text:style-name="T22">&gt;</text:span></text:p>
          <text:p text:style-name="P14"><text:bookmark text:name="lnum214"/><text:span text:style-name="T21"><text:s text:c="2"/></text:span><text:span text:style-name="T19">21:</text:span><text:span text:style-name="T16"> <text:s text:c="8"/></text:span><text:span text:style-name="T22">&lt;/</text:span><text:span text:style-name="T24">band:member</text:span><text:span text:style-name="T22">&gt;</text:span></text:p>
          <text:p text:style-name="P16"><text:bookmark text:name="lnum223"/><text:span text:style-name="T21"><text:s text:c="2"/></text:span><text:span text:style-name="T19">22:</text:span><text:span text:style-name="T16"> <text:s text:c="8"/></text:span><text:span text:style-name="T22">&lt;</text:span><text:span text:style-name="T24">band:member</text:span><text:span text:style-name="T22">&gt;</text:span></text:p>
          <text:p text:style-name="P14"><text:bookmark text:name="lnum233"/><text:span text:style-name="T21"><text:s text:c="2"/></text:span><text:span text:style-name="T19">23:</text:span><text:span text:style-name="T16"> <text:s text:c="12"/></text:span><text:span text:style-name="T22">&lt;</text:span><text:span text:style-name="T24">band:fullName</text:span><text:span text:style-name="T22">&gt;</text:span><text:span text:style-name="T16">Andrew Trolesen</text:span><text:span text:style-name="T22">&lt;/</text:span><text:span text:style-name="T24">band:fullName</text:span><text:span text:style-name="T22">&gt;</text:span></text:p>
          <text:p text:style-name="P16"><text:bookmark text:name="lnum242"/><text:span text:style-name="T21"><text:s text:c="2"/></text:span><text:span text:style-name="T19">24:</text:span><text:span text:style-name="T16"> <text:s text:c="12"/></text:span><text:span text:style-name="T22">&lt;</text:span><text:span text:style-name="T24">band:instrument</text:span><text:span text:style-name="T22">&gt;</text:span><text:span text:style-name="T16">Drums</text:span><text:span text:style-name="T22">&lt;/</text:span><text:span text:style-name="T24">band:instrument</text:span><text:span text:style-name="T22">&gt;</text:span></text:p>
          <text:p text:style-name="P14"><text:bookmark text:name="lnum251"/><text:span text:style-name="T21"><text:s text:c="2"/></text:span><text:span text:style-name="T19">25:</text:span><text:span text:style-name="T16"> <text:s text:c="8"/></text:span><text:span text:style-name="T22">&lt;/</text:span><text:span text:style-name="T24">band:member</text:span><text:span text:style-name="T22">&gt;</text:span></text:p>
          <text:p text:style-name="P16"><text:bookmark text:name="lnum261"/><text:span text:style-name="T21"><text:s text:c="2"/></text:span><text:span text:style-name="T19">26:</text:span><text:span text:style-name="T16"> <text:s text:c="4"/></text:span><text:span text:style-name="T22">&lt;/</text:span><text:span text:style-name="T24">band:band</text:span><text:span text:style-name="T22">&gt;</text:span></text:p>
          <text:p text:style-name="P14"><text:bookmark text:name="lnum271"/><text:span text:style-name="T21"><text:s text:c="2"/></text:span><text:span text:style-name="T19">27:</text:span><text:span text:style-name="T16"> <text:s text:c="4"/></text:span><text:span text:style-name="T22">&lt;</text:span><text:span text:style-name="T24">cd:title</text:span><text:span text:style-name="T22">&gt;</text:span><text:span text:style-name="T16">One</text:span><text:span text:style-name="T22">&lt;/</text:span><text:span text:style-name="T24">cd:title</text:span><text:span text:style-name="T22">&gt;</text:span></text:p>
          <text:p text:style-name="P16"><text:bookmark text:name="lnum281"/><text:span text:style-name="T21"><text:s text:c="2"/></text:span><text:span text:style-name="T19">28:</text:span><text:span text:style-name="T16"> </text:span><text:span text:style-name="T22">&lt;/</text:span><text:span text:style-name="T24">cd:cd</text:span><text:span text:style-name="T22">&gt;</text:span></text:p>
        </text:section>
      </text:section>
      <text:p text:style-name="P1"><text:span text:style-name="T9">We could also define one of the namespaces as the “default namespace.”  In this example, we’ll set the </text:span><text:span text:style-name="Strong_20_Emphasis"><text:span text:style-name="T10">http://www.intertech.com/band</text:span></text:span><text:span text:style-name="T9"> namespace as the default and remove the prefix.  Even without the prefix, all of the elements in this XML document are qualified:</text:span></text:p>
      <text:section text:style-name="Sect1" text:name="Section13">
        <text:p text:style-name="P8"><text:bookmark text:name="codeSnippetWrapper6"/></text:p>
        <text:section text:style-name="Sect1" text:name="Section14">
          <text:p text:style-name="P13"><text:bookmark text:name="codeSnippet6"/><text:bookmark text:name="lnum115"/><text:span text:style-name="T21"><text:s text:c="3"/></text:span><text:span text:style-name="T20">1:</text:span><text:span text:style-name="T15"> </text:span><text:span text:style-name="T23">&lt;?</text:span><text:span text:style-name="T25">xml</text:span><text:span text:style-name="T15"> </text:span><text:span text:style-name="T26">version</text:span><text:span text:style-name="T23">="1.0"</text:span><text:span text:style-name="T15"> </text:span><text:span text:style-name="T26">encoding</text:span><text:span text:style-name="T23">="UTF-8"</text:span><text:span text:style-name="T15">?</text:span><text:span text:style-name="T23">&gt;</text:span></text:p>
          <text:p text:style-name="P16"><text:bookmark text:name="lnum215"/><text:span text:style-name="T21"><text:s text:c="3"/></text:span><text:span text:style-name="T19">2:</text:span><text:span text:style-name="T16"> </text:span><text:span text:style-name="T22">&lt;</text:span><text:span text:style-name="T24">cd:cd</text:span></text:p>
          <text:p text:style-name="P14"><text:bookmark text:name="lnum312"/><text:span text:style-name="T21"><text:s text:c="3"/></text:span><text:span text:style-name="T19">3:</text:span><text:span text:style-name="T16"> <text:s text:c="4"/></text:span><text:span text:style-name="T27">xmlns:cd</text:span><text:span text:style-name="T22">="http://www.intertech.com/cd"</text:span></text:p>
          <text:p text:style-name="P16"><text:bookmark text:name="lnum47"/><text:span text:style-name="T21"><text:s text:c="3"/></text:span><text:span text:style-name="T19">4:</text:span><text:span text:style-name="T16"> <text:s text:c="4"/></text:span><text:span text:style-name="T27">xmlns</text:span><text:span text:style-name="T22">="http://www.intertech.com/band"</text:span></text:p>
          <text:p text:style-name="P14"><text:bookmark text:name="lnum57"/><text:span text:style-name="T21"><text:s text:c="3"/></text:span><text:span text:style-name="T19">5:</text:span><text:span text:style-name="T16"> <text:s text:c="4"/></text:span><text:span text:style-name="T27">xmlns:xsi</text:span><text:span text:style-name="T22">="http://www.w3.org/2001/XMLSchema-instance"</text:span></text:p>
          <text:p text:style-name="P16"><text:bookmark text:name="lnum67"/><text:span text:style-name="T21"><text:s text:c="3"/></text:span><text:span text:style-name="T19">6:</text:span><text:span text:style-name="T16"> <text:s text:c="4"/></text:span><text:span text:style-name="T27">xsi:schemaLocation</text:span><text:span text:style-name="T22">="http://www.intertech.com/cd ./cd.xsd</text:span></text:p>
          <text:p text:style-name="P14"><text:bookmark text:name="lnum76"/><text:span text:style-name="T21"><text:s text:c="3"/></text:span><text:span text:style-name="T19">7:</text:span><text:span text:style-name="T16"> <text:s text:c="24"/>http://www.intertech.com/band ./band.xsd"</text:span><text:span text:style-name="T22">&gt;</text:span></text:p>
          <text:p text:style-name="P16"><text:bookmark text:name="lnum86"/><text:span text:style-name="T21"><text:s text:c="3"/></text:span><text:span text:style-name="T19">8:</text:span><text:span text:style-name="T16"> <text:s text:c="4"/></text:span><text:span text:style-name="T22">&lt;</text:span><text:span text:style-name="T24">band</text:span><text:span text:style-name="T22">&gt;</text:span></text:p>
          <text:p text:style-name="P14"><text:bookmark text:name="lnum95"/><text:span text:style-name="T21"><text:s text:c="3"/></text:span><text:span text:style-name="T19">9:</text:span><text:span text:style-name="T16"> <text:s text:c="8"/></text:span><text:span text:style-name="T22">&lt;</text:span><text:span text:style-name="T24">bandName</text:span><text:span text:style-name="T22">&gt;</text:span><text:span text:style-name="T16">The Intertech Experience</text:span><text:span text:style-name="T22">&lt;/</text:span><text:span text:style-name="T24">bandName</text:span><text:span text:style-name="T22">&gt;</text:span></text:p>
          <text:p text:style-name="P16"><text:bookmark text:name="lnum105"/><text:span text:style-name="T21"><text:s text:c="2"/></text:span><text:span text:style-name="T19">10:</text:span><text:span text:style-name="T16"> <text:s text:c="8"/></text:span><text:span text:style-name="T22">&lt;</text:span><text:span text:style-name="T24">member</text:span><text:span text:style-name="T22">&gt;</text:span></text:p>
          <text:p text:style-name="P14"><text:bookmark text:name="lnum116"/><text:span text:style-name="T21"><text:s text:c="2"/></text:span><text:span text:style-name="T19">11:</text:span><text:span text:style-name="T16"> <text:s text:c="12"/></text:span><text:span text:style-name="T22">&lt;</text:span><text:span text:style-name="T24">fullName</text:span><text:span text:style-name="T22">&gt;</text:span><text:span text:style-name="T16">Jason Shapiro</text:span><text:span text:style-name="T22">&lt;/</text:span><text:span text:style-name="T24">fullName</text:span><text:span text:style-name="T22">&gt;</text:span></text:p>
          <text:p text:style-name="P16"><text:bookmark text:name="lnum124"/><text:span text:style-name="T21"><text:s text:c="2"/></text:span><text:span text:style-name="T19">12:</text:span><text:span text:style-name="T16"> <text:s text:c="12"/></text:span><text:span text:style-name="T22">&lt;</text:span><text:span text:style-name="T24">instrument</text:span><text:span text:style-name="T22">&gt;</text:span><text:span text:style-name="T16">Bass</text:span><text:span text:style-name="T22">&lt;/</text:span><text:span text:style-name="T24">instrument</text:span><text:span text:style-name="T22">&gt;</text:span></text:p>
          <text:p text:style-name="P14"><text:bookmark text:name="lnum134"/><text:span text:style-name="T21"><text:s text:c="2"/></text:span><text:span text:style-name="T19">13:</text:span><text:span text:style-name="T16"> <text:s text:c="8"/></text:span><text:span text:style-name="T22">&lt;/</text:span><text:span text:style-name="T24">member</text:span><text:span text:style-name="T22">&gt;</text:span></text:p>
          <text:p text:style-name="P16"><text:bookmark text:name="lnum144"/><text:span text:style-name="T21"><text:s text:c="2"/></text:span><text:span text:style-name="T19">14:</text:span><text:span text:style-name="T16"> <text:s text:c="8"/></text:span><text:span text:style-name="T22">&lt;</text:span><text:span text:style-name="T24">member</text:span><text:span text:style-name="T22">&gt;</text:span></text:p>
          <text:p text:style-name="P14"><text:bookmark text:name="lnum153"/><text:span text:style-name="T21"><text:s text:c="2"/></text:span><text:span text:style-name="T19">15:</text:span><text:span text:style-name="T16"> <text:s text:c="12"/></text:span><text:span text:style-name="T22">&lt;</text:span><text:span text:style-name="T24">fullName</text:span><text:span text:style-name="T22">&gt;</text:span><text:span text:style-name="T16">Jim White</text:span><text:span text:style-name="T22">&lt;/</text:span><text:span text:style-name="T24">fullName</text:span><text:span text:style-name="T22">&gt;</text:span></text:p>
          <text:p text:style-name="P16"><text:bookmark text:name="lnum163"/><text:span text:style-name="T21"><text:s text:c="2"/></text:span><text:span text:style-name="T19">16:</text:span><text:span text:style-name="T16"> <text:s text:c="12"/></text:span><text:span text:style-name="T22">&lt;</text:span><text:span text:style-name="T24">instrument</text:span><text:span text:style-name="T22">&gt;</text:span><text:span text:style-name="T16">Vocals</text:span><text:span text:style-name="T22">&lt;/</text:span><text:span text:style-name="T24">instrument</text:span><text:span text:style-name="T22">&gt;</text:span></text:p>
          <text:p text:style-name="P14"><text:bookmark text:name="lnum173"/><text:span text:style-name="T21"><text:s text:c="2"/></text:span><text:span text:style-name="T19">17:</text:span><text:span text:style-name="T16"> <text:s text:c="8"/></text:span><text:span text:style-name="T22">&lt;/</text:span><text:span text:style-name="T24">member</text:span><text:span text:style-name="T22">&gt;</text:span></text:p>
          <text:p text:style-name="P16"><text:bookmark text:name="lnum183"/><text:span text:style-name="T21"><text:s text:c="2"/></text:span><text:span text:style-name="T19">18:</text:span><text:span text:style-name="T16"> <text:s text:c="8"/></text:span><text:span text:style-name="T22">&lt;</text:span><text:span text:style-name="T24">member</text:span><text:span text:style-name="T22">&gt;</text:span></text:p>
          <text:p text:style-name="P14"><text:bookmark text:name="lnum193"/><text:span text:style-name="T21"><text:s text:c="2"/></text:span><text:span text:style-name="T19">19:</text:span><text:span text:style-name="T16"> <text:s text:c="12"/></text:span><text:span text:style-name="T22">&lt;</text:span><text:span text:style-name="T24">fullName</text:span><text:span text:style-name="T22">&gt;</text:span><text:span text:style-name="T16">Davin Mickelson</text:span><text:span text:style-name="T22">&lt;/</text:span><text:span text:style-name="T24">fullName</text:span><text:span text:style-name="T22">&gt;</text:span></text:p>
          <text:p text:style-name="P16"><text:bookmark text:name="lnum203"/><text:span text:style-name="T21"><text:s text:c="2"/></text:span><text:span text:style-name="T19">20:</text:span><text:span text:style-name="T16"> <text:s text:c="12"/></text:span><text:span text:style-name="T22">&lt;</text:span><text:span text:style-name="T24">instrument</text:span><text:span text:style-name="T22">&gt;</text:span><text:span text:style-name="T16">Guitar</text:span><text:span text:style-name="T22">&lt;/</text:span><text:span text:style-name="T24">instrument</text:span><text:span text:style-name="T22">&gt;</text:span></text:p>
          <text:p text:style-name="P14"><text:bookmark text:name="lnum216"/><text:span text:style-name="T21"><text:s text:c="2"/></text:span><text:span text:style-name="T19">21:</text:span><text:span text:style-name="T16"> <text:s text:c="8"/></text:span><text:span text:style-name="T22">&lt;/</text:span><text:span text:style-name="T24">member</text:span><text:span text:style-name="T22">&gt;</text:span></text:p>
          <text:p text:style-name="P16"><text:bookmark text:name="lnum224"/><text:span text:style-name="T21"><text:s text:c="2"/></text:span><text:span text:style-name="T19">22:</text:span><text:span text:style-name="T16"> <text:s text:c="8"/></text:span><text:span text:style-name="T22">&lt;</text:span><text:span text:style-name="T24">member</text:span><text:span text:style-name="T22">&gt;</text:span></text:p>
          <text:p text:style-name="P14"><text:bookmark text:name="lnum234"/><text:soft-page-break/><text:span text:style-name="T21"><text:s text:c="2"/></text:span><text:span text:style-name="T19">23:</text:span><text:span text:style-name="T16"> <text:s text:c="12"/></text:span><text:span text:style-name="T22">&lt;</text:span><text:span text:style-name="T24">fullName</text:span><text:span text:style-name="T22">&gt;</text:span><text:span text:style-name="T16">Andrew Trolesen</text:span><text:span text:style-name="T22">&lt;/</text:span><text:span text:style-name="T24">fullName</text:span><text:span text:style-name="T22">&gt;</text:span></text:p>
          <text:p text:style-name="P16"><text:bookmark text:name="lnum243"/><text:span text:style-name="T21"><text:s text:c="2"/></text:span><text:span text:style-name="T19">24:</text:span><text:span text:style-name="T16"> <text:s text:c="12"/></text:span><text:span text:style-name="T22">&lt;</text:span><text:span text:style-name="T24">instrument</text:span><text:span text:style-name="T22">&gt;</text:span><text:span text:style-name="T16">Drums</text:span><text:span text:style-name="T22">&lt;/</text:span><text:span text:style-name="T24">instrument</text:span><text:span text:style-name="T22">&gt;</text:span></text:p>
          <text:p text:style-name="P14"><text:bookmark text:name="lnum252"/><text:span text:style-name="T21"><text:s text:c="2"/></text:span><text:span text:style-name="T19">25:</text:span><text:span text:style-name="T16"> <text:s text:c="8"/></text:span><text:span text:style-name="T22">&lt;/</text:span><text:span text:style-name="T24">member</text:span><text:span text:style-name="T22">&gt;</text:span></text:p>
          <text:p text:style-name="P16"><text:bookmark text:name="lnum262"/><text:span text:style-name="T21"><text:s text:c="2"/></text:span><text:span text:style-name="T19">26:</text:span><text:span text:style-name="T16"> <text:s text:c="4"/></text:span><text:span text:style-name="T22">&lt;/</text:span><text:span text:style-name="T24">band</text:span><text:span text:style-name="T22">&gt;</text:span></text:p>
          <text:p text:style-name="P14"><text:bookmark text:name="lnum272"/><text:span text:style-name="T21"><text:s text:c="2"/></text:span><text:span text:style-name="T19">27:</text:span><text:span text:style-name="T16"> <text:s text:c="4"/></text:span><text:span text:style-name="T22">&lt;</text:span><text:span text:style-name="T24">cd:title</text:span><text:span text:style-name="T22">&gt;</text:span><text:span text:style-name="T16">One</text:span><text:span text:style-name="T22">&lt;/</text:span><text:span text:style-name="T24">cd:title</text:span><text:span text:style-name="T22">&gt;</text:span></text:p>
          <text:p text:style-name="P16"><text:bookmark text:name="lnum282"/><text:span text:style-name="T21"><text:s text:c="2"/></text:span><text:span text:style-name="T19">28:</text:span><text:span text:style-name="T16"> </text:span><text:span text:style-name="T22">&lt;/</text:span><text:span text:style-name="T24">cd:cd</text:span><text:span text:style-name="T22">&gt;</text:span></text:p>
        </text:section>
      </text:section>
      <text:h text:style-name="P12" text:outline-level="2">ElementFormDefault=”Unqualified”</text:h>
      <text:p text:style-name="P1"><text:span text:style-name="T11">Setting this attribute to </text:span><text:span text:style-name="Strong_20_Emphasis"><text:span text:style-name="T12">“unqualified”</text:span></text:span><text:span text:style-name="T11"> means all </text:span><text:span text:style-name="Strong_20_Emphasis"><text:span text:style-name="T12">global</text:span></text:span><text:span text:style-name="T11"> elements from this schema </text:span><text:span text:style-name="Strong_20_Emphasis"><text:span text:style-name="T12">must</text:span></text:span><text:span text:style-name="T11"> be </text:span><text:span text:style-name="Strong_20_Emphasis"><text:span text:style-name="T12">qualified</text:span></text:span><text:span text:style-name="T11">, and all </text:span><text:span text:style-name="Strong_20_Emphasis"><text:span text:style-name="T12">local</text:span></text:span><text:span text:style-name="T11"> elements </text:span><text:span text:style-name="Strong_20_Emphasis"><text:span text:style-name="T12">must </text:span></text:span><text:span text:style-name="T11">be </text:span><text:span text:style-name="Strong_20_Emphasis"><text:span text:style-name="T12">unqualified</text:span></text:span><text:span text:style-name="T11">, when used in an XML document.</text:span></text:p>
      <text:p text:style-name="P1"><text:span text:style-name="T11">Using the previous schemata, with the exception of changing each </text:span><text:span text:style-name="Strong_20_Emphasis"><text:span text:style-name="T12">elementFormDefault</text:span></text:span><text:span text:style-name="T11"> to</text:span><text:span text:style-name="Strong_20_Emphasis"><text:span text:style-name="T12">unqualified</text:span></text:span><text:span text:style-name="T11">, we’re left with a rather odd looking XML document due to a seemingly random collection of elements that require prefixes while others do not.  In this case, </text:span><text:span text:style-name="Strong_20_Emphasis"><text:span text:style-name="T12">cd</text:span></text:span><text:span text:style-name="T11">, </text:span><text:span text:style-name="Strong_20_Emphasis"><text:span text:style-name="T12">band</text:span></text:span><text:span text:style-name="T11">, </text:span><text:span text:style-name="Strong_20_Emphasis"><text:span text:style-name="T12">bandName,</text:span></text:span><text:span text:style-name="T11"> and</text:span><text:span text:style-name="Strong_20_Emphasis"><text:span text:style-name="T12">instrument</text:span></text:span><text:span text:style-name="T11"> require a prefix because they are global elements, and all global elements must be qualified with a namespace.  The rest are local so they do not have a prefix.</text:span></text:p>
      <text:section text:style-name="Sect1" text:name="Section15">
        <text:p text:style-name="P8"><text:bookmark text:name="codeSnippetWrapper7"/></text:p>
        <text:section text:style-name="Sect1" text:name="Section16">
          <text:p text:style-name="P13"><text:bookmark text:name="codeSnippet7"/><text:bookmark text:name="lnum117"/><text:span text:style-name="T21"><text:s text:c="3"/></text:span><text:span text:style-name="T20">1:</text:span><text:span text:style-name="T15"> </text:span><text:span text:style-name="T23">&lt;?</text:span><text:span text:style-name="T25">xml</text:span><text:span text:style-name="T15"> </text:span><text:span text:style-name="T26">version</text:span><text:span text:style-name="T23">="1.0"</text:span><text:span text:style-name="T15"> </text:span><text:span text:style-name="T26">encoding</text:span><text:span text:style-name="T23">="UTF-8"</text:span><text:span text:style-name="T15">?</text:span><text:span text:style-name="T23">&gt;</text:span></text:p>
          <text:p text:style-name="P16"><text:bookmark text:name="lnum217"/><text:span text:style-name="T21"><text:s text:c="3"/></text:span><text:span text:style-name="T19">2:</text:span><text:span text:style-name="T16"> </text:span><text:span text:style-name="T22">&lt;</text:span><text:span text:style-name="T24">cd:cd</text:span></text:p>
          <text:p text:style-name="P14"><text:bookmark text:name="lnum313"/><text:span text:style-name="T21"><text:s text:c="3"/></text:span><text:span text:style-name="T19">3:</text:span><text:span text:style-name="T16"> <text:s text:c="4"/></text:span><text:span text:style-name="T27">xmlns:cd</text:span><text:span text:style-name="T22">="http://www.intertech.com/cd"</text:span></text:p>
          <text:p text:style-name="P16"><text:bookmark text:name="lnum48"/><text:span text:style-name="T21"><text:s text:c="3"/></text:span><text:span text:style-name="T19">4:</text:span><text:span text:style-name="T16"> <text:s text:c="4"/></text:span><text:span text:style-name="T27">xmlns:band</text:span><text:span text:style-name="T22">="http://www.intertech.com/band"</text:span></text:p>
          <text:p text:style-name="P14"><text:bookmark text:name="lnum58"/><text:span text:style-name="T21"><text:s text:c="3"/></text:span><text:span text:style-name="T19">5:</text:span><text:span text:style-name="T16"> <text:s text:c="4"/></text:span><text:span text:style-name="T27">xmlns:xsi</text:span><text:span text:style-name="T22">="http://www.w3.org/2001/XMLSchema-instance"</text:span></text:p>
          <text:p text:style-name="P16"><text:bookmark text:name="lnum68"/><text:span text:style-name="T21"><text:s text:c="3"/></text:span><text:span text:style-name="T19">6:</text:span><text:span text:style-name="T16"> <text:s text:c="4"/></text:span><text:span text:style-name="T27">xsi:schemaLocation</text:span><text:span text:style-name="T22">="http://www.intertech.com/cd ./cd.xsd</text:span></text:p>
          <text:p text:style-name="P14"><text:bookmark text:name="lnum77"/><text:span text:style-name="T21"><text:s text:c="3"/></text:span><text:span text:style-name="T19">7:</text:span><text:span text:style-name="T16"> <text:s text:c="24"/>http://www.intertech.com/band ./band.xsd"</text:span><text:span text:style-name="T22">&gt;</text:span></text:p>
          <text:p text:style-name="P16"><text:bookmark text:name="lnum87"/><text:span text:style-name="T21"><text:s text:c="3"/></text:span><text:span text:style-name="T19">8:</text:span><text:span text:style-name="T16"> <text:s text:c="4"/></text:span><text:span text:style-name="T22">&lt;</text:span><text:span text:style-name="T24">band:band</text:span><text:span text:style-name="T22">&gt;</text:span></text:p>
          <text:p text:style-name="P14"><text:bookmark text:name="lnum96"/><text:span text:style-name="T21"><text:s text:c="3"/></text:span><text:span text:style-name="T19">9:</text:span><text:span text:style-name="T16"> <text:s text:c="8"/></text:span><text:span text:style-name="T22">&lt;</text:span><text:span text:style-name="T24">band:bandName</text:span><text:span text:style-name="T22">&gt;</text:span><text:span text:style-name="T16">The Intertech Experience</text:span><text:span text:style-name="T22">&lt;/</text:span><text:span text:style-name="T24">band:bandName</text:span><text:span text:style-name="T22">&gt;</text:span></text:p>
          <text:p text:style-name="P16"><text:bookmark text:name="lnum106"/><text:span text:style-name="T21"><text:s text:c="2"/></text:span><text:span text:style-name="T19">10:</text:span><text:span text:style-name="T16"> <text:s text:c="8"/></text:span><text:span text:style-name="T22">&lt;</text:span><text:span text:style-name="T24">member</text:span><text:span text:style-name="T22">&gt;</text:span></text:p>
          <text:p text:style-name="P14"><text:bookmark text:name="lnum118"/><text:span text:style-name="T21"><text:s text:c="2"/></text:span><text:span text:style-name="T19">11:</text:span><text:span text:style-name="T16"> <text:s text:c="12"/></text:span><text:span text:style-name="T22">&lt;</text:span><text:span text:style-name="T24">fullName</text:span><text:span text:style-name="T22">&gt;</text:span><text:span text:style-name="T16">Jason Shapiro</text:span><text:span text:style-name="T22">&lt;/</text:span><text:span text:style-name="T24">fullName</text:span><text:span text:style-name="T22">&gt;</text:span></text:p>
          <text:p text:style-name="P16"><text:bookmark text:name="lnum125"/><text:span text:style-name="T21"><text:s text:c="2"/></text:span><text:span text:style-name="T19">12:</text:span><text:span text:style-name="T16"> <text:s text:c="12"/></text:span><text:span text:style-name="T22">&lt;</text:span><text:span text:style-name="T24">band:instrument</text:span><text:span text:style-name="T22">&gt;</text:span><text:span text:style-name="T16">Bass</text:span><text:span text:style-name="T22">&lt;/</text:span><text:span text:style-name="T24">band:instrument</text:span><text:span text:style-name="T22">&gt;</text:span></text:p>
          <text:p text:style-name="P14"><text:bookmark text:name="lnum135"/><text:span text:style-name="T21"><text:s text:c="2"/></text:span><text:span text:style-name="T19">13:</text:span><text:span text:style-name="T16"> <text:s text:c="8"/></text:span><text:span text:style-name="T22">&lt;/</text:span><text:span text:style-name="T24">member</text:span><text:span text:style-name="T22">&gt;</text:span></text:p>
          <text:p text:style-name="P16"><text:bookmark text:name="lnum145"/><text:span text:style-name="T21"><text:s text:c="2"/></text:span><text:span text:style-name="T19">14:</text:span><text:span text:style-name="T16"> <text:s text:c="8"/></text:span><text:span text:style-name="T22">&lt;</text:span><text:span text:style-name="T24">member</text:span><text:span text:style-name="T22">&gt;</text:span></text:p>
          <text:p text:style-name="P14"><text:bookmark text:name="lnum154"/><text:span text:style-name="T21"><text:s text:c="2"/></text:span><text:span text:style-name="T19">15:</text:span><text:span text:style-name="T16"> <text:s text:c="12"/></text:span><text:span text:style-name="T22">&lt;</text:span><text:span text:style-name="T24">fullName</text:span><text:span text:style-name="T22">&gt;</text:span><text:span text:style-name="T16">Jim White</text:span><text:span text:style-name="T22">&lt;/</text:span><text:span text:style-name="T24">fullName</text:span><text:span text:style-name="T22">&gt;</text:span></text:p>
          <text:p text:style-name="P16"><text:bookmark text:name="lnum164"/><text:span text:style-name="T21"><text:s text:c="2"/></text:span><text:span text:style-name="T19">16:</text:span><text:span text:style-name="T16"> <text:s text:c="12"/></text:span><text:span text:style-name="T22">&lt;</text:span><text:span text:style-name="T24">band:instrument</text:span><text:span text:style-name="T22">&gt;</text:span><text:span text:style-name="T16">Vocals</text:span><text:span text:style-name="T22">&lt;/</text:span><text:span text:style-name="T24">band:instrument</text:span><text:span text:style-name="T22">&gt;</text:span></text:p>
          <text:p text:style-name="P14"><text:bookmark text:name="lnum174"/><text:span text:style-name="T21"><text:s text:c="2"/></text:span><text:span text:style-name="T19">17:</text:span><text:span text:style-name="T16"> <text:s text:c="8"/></text:span><text:span text:style-name="T22">&lt;/</text:span><text:span text:style-name="T24">member</text:span><text:span text:style-name="T22">&gt;</text:span></text:p>
          <text:p text:style-name="P16"><text:bookmark text:name="lnum184"/><text:span text:style-name="T21"><text:s text:c="2"/></text:span><text:span text:style-name="T19">18:</text:span><text:span text:style-name="T16"> <text:s text:c="8"/></text:span><text:span text:style-name="T22">&lt;</text:span><text:span text:style-name="T24">member</text:span><text:span text:style-name="T22">&gt;</text:span></text:p>
          <text:p text:style-name="P14"><text:bookmark text:name="lnum194"/><text:span text:style-name="T21"><text:s text:c="2"/></text:span><text:span text:style-name="T19">19:</text:span><text:span text:style-name="T16"> <text:s text:c="12"/></text:span><text:span text:style-name="T22">&lt;</text:span><text:span text:style-name="T24">fullName</text:span><text:span text:style-name="T22">&gt;</text:span><text:span text:style-name="T16">Davin Mickelson</text:span><text:span text:style-name="T22">&lt;/</text:span><text:span text:style-name="T24">fullName</text:span><text:span text:style-name="T22">&gt;</text:span></text:p>
          <text:p text:style-name="P16"><text:bookmark text:name="lnum204"/><text:span text:style-name="T21"><text:s text:c="2"/></text:span><text:span text:style-name="T19">20:</text:span><text:span text:style-name="T16"> <text:s text:c="12"/></text:span><text:span text:style-name="T22">&lt;</text:span><text:span text:style-name="T24">band:instrument</text:span><text:span text:style-name="T22">&gt;</text:span><text:span text:style-name="T16">Guitar</text:span><text:span text:style-name="T22">&lt;/</text:span><text:span text:style-name="T24">band:instrument</text:span><text:span text:style-name="T22">&gt;</text:span></text:p>
          <text:p text:style-name="P14"><text:bookmark text:name="lnum218"/><text:span text:style-name="T21"><text:s text:c="2"/></text:span><text:span text:style-name="T19">21:</text:span><text:span text:style-name="T16"> <text:s text:c="8"/></text:span><text:span text:style-name="T22">&lt;/</text:span><text:span text:style-name="T24">member</text:span><text:span text:style-name="T22">&gt;</text:span></text:p>
          <text:p text:style-name="P16"><text:bookmark text:name="lnum225"/><text:span text:style-name="T21"><text:s text:c="2"/></text:span><text:span text:style-name="T19">22:</text:span><text:span text:style-name="T16"> <text:s text:c="8"/></text:span><text:span text:style-name="T22">&lt;</text:span><text:span text:style-name="T24">member</text:span><text:span text:style-name="T22">&gt;</text:span></text:p>
          <text:p text:style-name="P14"><text:bookmark text:name="lnum235"/><text:span text:style-name="T21"><text:s text:c="2"/></text:span><text:span text:style-name="T19">23:</text:span><text:span text:style-name="T16"> <text:s text:c="12"/></text:span><text:span text:style-name="T22">&lt;</text:span><text:span text:style-name="T24">fullName</text:span><text:span text:style-name="T22">&gt;</text:span><text:span text:style-name="T16">Andrew Trolesen</text:span><text:span text:style-name="T22">&lt;/</text:span><text:span text:style-name="T24">fullName</text:span><text:span text:style-name="T22">&gt;</text:span></text:p>
          <text:p text:style-name="P16"><text:bookmark text:name="lnum244"/><text:span text:style-name="T21"><text:s text:c="2"/></text:span><text:span text:style-name="T19">24:</text:span><text:span text:style-name="T16"> <text:s text:c="12"/></text:span><text:span text:style-name="T22">&lt;</text:span><text:span text:style-name="T24">band:instrument</text:span><text:span text:style-name="T22">&gt;</text:span><text:span text:style-name="T16">Drums</text:span><text:span text:style-name="T22">&lt;/</text:span><text:span text:style-name="T24">band:instrument</text:span><text:span text:style-name="T22">&gt;</text:span></text:p>
          <text:p text:style-name="P14"><text:bookmark text:name="lnum253"/><text:span text:style-name="T21"><text:s text:c="2"/></text:span><text:span text:style-name="T19">25:</text:span><text:span text:style-name="T16"> <text:s text:c="8"/></text:span><text:span text:style-name="T22">&lt;/</text:span><text:span text:style-name="T24">member</text:span><text:span text:style-name="T22">&gt;</text:span></text:p>
          <text:p text:style-name="P16"><text:bookmark text:name="lnum263"/><text:span text:style-name="T21"><text:s text:c="2"/></text:span><text:span text:style-name="T19">26:</text:span><text:span text:style-name="T16"> <text:s text:c="4"/></text:span><text:span text:style-name="T22">&lt;/</text:span><text:span text:style-name="T24">band:band</text:span><text:span text:style-name="T22">&gt;</text:span></text:p>
          <text:p text:style-name="P14"><text:bookmark text:name="lnum273"/><text:span text:style-name="T21"><text:s text:c="2"/></text:span><text:span text:style-name="T19">27:</text:span><text:span text:style-name="T16"> <text:s text:c="4"/></text:span><text:span text:style-name="T22">&lt;</text:span><text:span text:style-name="T24">title</text:span><text:span text:style-name="T22">&gt;</text:span><text:span text:style-name="T16">One</text:span><text:span text:style-name="T22">&lt;/</text:span><text:span text:style-name="T24">title</text:span><text:span text:style-name="T22">&gt;</text:span></text:p>
          <text:p text:style-name="P16"><text:bookmark text:name="lnum283"/><text:span text:style-name="T21"><text:s text:c="2"/></text:span><text:span text:style-name="T19">28:</text:span><text:span text:style-name="T16"> </text:span><text:span text:style-name="T22">&lt;/</text:span><text:span text:style-name="T24">cd:cd</text:span><text:span text:style-name="T22">&gt;</text:span></text:p>
        </text:section>
      </text:section>
      <text:p text:style-name="P7">A “default namespace” is illegal when the elementFormDefault is set to unqualified.  This is because the default namespace qualifies all prefix-less elements, and an element cannot be both qualified and unqualified at the same time.</text:p>
      <text:section text:style-name="Sect1" text:name="Section17">
        <text:p text:style-name="P8"><text:bookmark text:name="codeSnippetWrapper8"/><text:soft-page-break/></text:p>
        <text:section text:style-name="Sect1" text:name="Section18">
          <text:p text:style-name="P13"><text:bookmark text:name="codeSnippet8"/><text:bookmark text:name="lnum119"/><text:span text:style-name="T21"><text:s text:c="3"/></text:span><text:span text:style-name="T20">1:</text:span><text:span text:style-name="T15"> </text:span><text:span text:style-name="T23">&lt;?</text:span><text:span text:style-name="T25">xml</text:span><text:span text:style-name="T15"> </text:span><text:span text:style-name="T26">version</text:span><text:span text:style-name="T23">="1.0"</text:span><text:span text:style-name="T15"> </text:span><text:span text:style-name="T26">encoding</text:span><text:span text:style-name="T23">="UTF-8"</text:span><text:span text:style-name="T15">?</text:span><text:span text:style-name="T23">&gt;</text:span></text:p>
          <text:p text:style-name="P17"><text:bookmark text:name="lnum219"/><text:s text:c="3"/><text:span text:style-name="T18">2:</text:span></text:p>
          <text:p text:style-name="P14"><text:bookmark text:name="lnum314"/><text:span text:style-name="T21"><text:s text:c="3"/></text:span><text:span text:style-name="T19">3:</text:span><text:span text:style-name="T16"> </text:span><text:span text:style-name="T28">&lt;!-- In this doc all elements without a prefix </text:span></text:p>
          <text:p text:style-name="P16"><text:bookmark text:name="lnum49"/><text:span text:style-name="T21"><text:s text:c="3"/></text:span><text:span text:style-name="T19">4:</text:span><text:span text:style-name="T16"> </text:span><text:span text:style-name="T30"><text:s text:c="5"/></text:span><text:span text:style-name="T28">are qualified to the default namespace --&gt;</text:span></text:p>
          <text:p text:style-name="P15"><text:bookmark text:name="lnum59"/><text:s text:c="3"/><text:span text:style-name="T18">5:</text:span></text:p>
          <text:p text:style-name="P16"><text:bookmark text:name="lnum69"/><text:span text:style-name="T21"><text:s text:c="3"/></text:span><text:span text:style-name="T19">6:</text:span><text:span text:style-name="T16"> </text:span><text:span text:style-name="T28">&lt;!-- LEGAL: global element "cd" is qualified --&gt;</text:span></text:p>
          <text:p text:style-name="P14"><text:bookmark text:name="lnum78"/><text:span text:style-name="T21"><text:s text:c="3"/></text:span><text:span text:style-name="T19">7:</text:span><text:span text:style-name="T16"> </text:span><text:span text:style-name="T22">&lt;</text:span><text:span text:style-name="T24">cd:cd</text:span></text:p>
          <text:p text:style-name="P16"><text:bookmark text:name="lnum88"/><text:span text:style-name="T21"><text:s text:c="3"/></text:span><text:span text:style-name="T19">8:</text:span><text:span text:style-name="T16"> <text:s text:c="4"/></text:span><text:span text:style-name="T27">xmlns:cd</text:span><text:span text:style-name="T22">="http://www.intertech.com/cd"</text:span></text:p>
          <text:p text:style-name="P14"><text:bookmark text:name="lnum97"/><text:span text:style-name="T21"><text:s text:c="3"/></text:span><text:span text:style-name="T19">9:</text:span><text:span text:style-name="T16"> <text:s text:c="4"/></text:span><text:span text:style-name="T27">xmlns</text:span><text:span text:style-name="T22">="http://www.intertech.com/band"</text:span></text:p>
          <text:p text:style-name="P16"><text:bookmark text:name="lnum107"/><text:span text:style-name="T21"><text:s text:c="2"/></text:span><text:span text:style-name="T19">10:</text:span><text:span text:style-name="T16"> <text:s text:c="4"/></text:span><text:span text:style-name="T27">xmlns:xsi</text:span><text:span text:style-name="T22">="http://www.w3.org/2001/XMLSchema-instance"</text:span></text:p>
          <text:p text:style-name="P14"><text:bookmark text:name="lnum1110"/><text:span text:style-name="T21"><text:s text:c="2"/></text:span><text:span text:style-name="T19">11:</text:span><text:span text:style-name="T16"> <text:s text:c="4"/></text:span><text:span text:style-name="T27">xsi:schemaLocation</text:span><text:span text:style-name="T22">="http://www.intertech.com/cd ./cd.xsd</text:span></text:p>
          <text:p text:style-name="P16"><text:bookmark text:name="lnum126"/><text:span text:style-name="T21"><text:s text:c="2"/></text:span><text:span text:style-name="T19">12:</text:span><text:span text:style-name="T16"> <text:s text:c="24"/>http://www.intertech.com/band ./band.xsd"</text:span><text:span text:style-name="T22">&gt;</text:span></text:p>
          <text:p text:style-name="P14"><text:bookmark text:name="lnum136"/><text:span text:style-name="T21"><text:s text:c="2"/></text:span><text:span text:style-name="T19">13:</text:span><text:span text:style-name="T16"> <text:s text:c="4"/></text:span><text:span text:style-name="T28">&lt;!-- LEGAL: global element "band" is qualified --&gt;</text:span></text:p>
          <text:p text:style-name="P16"><text:bookmark text:name="lnum146"/><text:span text:style-name="T21"><text:s text:c="2"/></text:span><text:span text:style-name="T19">14:</text:span><text:span text:style-name="T16"> <text:s text:c="4"/></text:span><text:span text:style-name="T22">&lt;</text:span><text:span text:style-name="T24">band</text:span><text:span text:style-name="T22">&gt;</text:span></text:p>
          <text:p text:style-name="P14"><text:bookmark text:name="lnum155"/><text:span text:style-name="T21"><text:s text:c="2"/></text:span><text:span text:style-name="T19">15:</text:span><text:span text:style-name="T16"> <text:s text:c="8"/></text:span><text:span text:style-name="T28">&lt;!-- LEGAL: global element "bandName" is qualified --&gt;</text:span></text:p>
          <text:p text:style-name="P16"><text:bookmark text:name="lnum165"/><text:span text:style-name="T21"><text:s text:c="2"/></text:span><text:span text:style-name="T19">16:</text:span><text:span text:style-name="T16"> <text:s text:c="8"/></text:span><text:span text:style-name="T22">&lt;</text:span><text:span text:style-name="T24">bandName</text:span><text:span text:style-name="T22">&gt;</text:span><text:span text:style-name="T16">The Intertech Experience</text:span><text:span text:style-name="T22">&lt;/</text:span><text:span text:style-name="T24">bandName</text:span><text:span text:style-name="T22">&gt;</text:span></text:p>
          <text:p text:style-name="P14"><text:bookmark text:name="lnum175"/><text:span text:style-name="T21"><text:s text:c="2"/></text:span><text:span text:style-name="T19">17:</text:span><text:span text:style-name="T16"> <text:s text:c="8"/></text:span><text:span text:style-name="T28">&lt;!-- ILLEGAL: local element "member" cannot be qualified --&gt;</text:span></text:p>
          <text:p text:style-name="P16"><text:bookmark text:name="lnum185"/><text:span text:style-name="T21"><text:s text:c="2"/></text:span><text:span text:style-name="T19">18:</text:span><text:span text:style-name="T16"> <text:s text:c="8"/></text:span><text:span text:style-name="T22">&lt;</text:span><text:span text:style-name="T24">member</text:span><text:span text:style-name="T22">&gt;</text:span></text:p>
          <text:p text:style-name="P14"><text:bookmark text:name="lnum195"/><text:span text:style-name="T21"><text:s text:c="2"/></text:span><text:span text:style-name="T19">19:</text:span><text:span text:style-name="T16"> <text:s text:c="12"/></text:span><text:span text:style-name="T28">&lt;!-- ILLEGAL: local element "fullName" cannot be qualified --&gt;</text:span></text:p>
          <text:p text:style-name="P16"><text:bookmark text:name="lnum205"/><text:span text:style-name="T21"><text:s text:c="2"/></text:span><text:span text:style-name="T19">20:</text:span><text:span text:style-name="T16"> <text:s text:c="12"/></text:span><text:span text:style-name="T22">&lt;</text:span><text:span text:style-name="T24">fullName</text:span><text:span text:style-name="T22">&gt;</text:span><text:span text:style-name="T16">Jason Shapiro</text:span><text:span text:style-name="T22">&lt;/</text:span><text:span text:style-name="T24">fullName</text:span><text:span text:style-name="T22">&gt;</text:span></text:p>
          <text:p text:style-name="P14"><text:bookmark text:name="lnum2110"/><text:span text:style-name="T21"><text:s text:c="2"/></text:span><text:span text:style-name="T19">21:</text:span><text:span text:style-name="T16"> <text:s text:c="12"/></text:span><text:span text:style-name="T28">&lt;!-- LEGAL: global element "instrument" is qualified --&gt;</text:span></text:p>
          <text:p text:style-name="P16"><text:bookmark text:name="lnum226"/><text:span text:style-name="T21"><text:s text:c="2"/></text:span><text:span text:style-name="T19">22:</text:span><text:span text:style-name="T16"> <text:s text:c="12"/></text:span><text:span text:style-name="T22">&lt;</text:span><text:span text:style-name="T24">instrument</text:span><text:span text:style-name="T22">&gt;</text:span><text:span text:style-name="T16">Bass</text:span><text:span text:style-name="T22">&lt;/</text:span><text:span text:style-name="T24">instrument</text:span><text:span text:style-name="T22">&gt;</text:span></text:p>
          <text:p text:style-name="P14"><text:bookmark text:name="lnum236"/><text:span text:style-name="T21"><text:s text:c="2"/></text:span><text:span text:style-name="T19">23:</text:span><text:span text:style-name="T16"> <text:s text:c="8"/></text:span><text:span text:style-name="T22">&lt;/</text:span><text:span text:style-name="T24">member</text:span><text:span text:style-name="T22">&gt;</text:span></text:p>
          <text:p text:style-name="P16"><text:bookmark text:name="lnum245"/><text:span text:style-name="T21"><text:s text:c="2"/></text:span><text:span text:style-name="T19">24:</text:span><text:span text:style-name="T16"> <text:s text:c="8"/></text:span><text:span text:style-name="T28">&lt;!-- the rest of the band... --&gt;</text:span></text:p>
          <text:p text:style-name="P14"><text:bookmark text:name="lnum254"/><text:span text:style-name="T21"><text:s text:c="2"/></text:span><text:span text:style-name="T19">25:</text:span><text:span text:style-name="T16"> <text:s text:c="4"/></text:span><text:span text:style-name="T22">&lt;/</text:span><text:span text:style-name="T24">band</text:span><text:span text:style-name="T22">&gt;</text:span></text:p>
          <text:p text:style-name="P16"><text:bookmark text:name="lnum264"/><text:span text:style-name="T21"><text:s text:c="2"/></text:span><text:span text:style-name="T19">26:</text:span><text:span text:style-name="T16"> <text:s text:c="4"/></text:span><text:span text:style-name="T28">&lt;!-- ILLEGAL: local element "title" cannot be qualified --&gt;</text:span></text:p>
          <text:p text:style-name="P14"><text:bookmark text:name="lnum274"/><text:span text:style-name="T21"><text:s text:c="2"/></text:span><text:span text:style-name="T19">27:</text:span><text:span text:style-name="T16"> <text:s text:c="4"/></text:span><text:span text:style-name="T22">&lt;</text:span><text:span text:style-name="T24">title</text:span><text:span text:style-name="T22">&gt;</text:span><text:span text:style-name="T16">One</text:span><text:span text:style-name="T22">&lt;/</text:span><text:span text:style-name="T24">title</text:span><text:span text:style-name="T22">&gt;</text:span></text:p>
          <text:p text:style-name="P16"><text:bookmark text:name="lnum284"/><text:span text:style-name="T21"><text:s text:c="2"/></text:span><text:span text:style-name="T19">28:</text:span><text:span text:style-name="T16"> </text:span><text:span text:style-name="T22">&lt;/</text:span><text:span text:style-name="T24">cd:cd</text:span><text:span text:style-name="T22">&gt;</text:span></text:p>
        </text:section>
      </text:section>
      <text:p text:style-name="P1"><text:span text:style-name="T9">So why would anyone use it?  If we were following patterns that produce a minimal amount of global elements, we could reduce the amount of prefix “bulk” we have in our XML documents by using “</text:span><text:span text:style-name="Strong_20_Emphasis"><text:span text:style-name="T10">unqualified</text:span></text:span><text:span text:style-name="T9">.”  For example, lets rewrite our schemata as follows:</text:span></text:p>
      <text:h text:style-name="P18" text:outline-level="3">Band.Xsd</text:h>
      <text:section text:style-name="Sect1" text:name="Section19">
        <text:p text:style-name="P8"><text:bookmark text:name="codeSnippetWrapper9"/></text:p>
        <text:section text:style-name="Sect1" text:name="Section20">
          <text:p text:style-name="P13"><text:bookmark text:name="codeSnippet9"/><text:bookmark text:name="lnum120"/><text:span text:style-name="T21"><text:s text:c="3"/></text:span><text:span text:style-name="T20">1:</text:span><text:span text:style-name="T15"> </text:span><text:span text:style-name="T23">&lt;?</text:span><text:span text:style-name="T25">xml</text:span><text:span text:style-name="T15"> </text:span><text:span text:style-name="T26">version</text:span><text:span text:style-name="T23">="1.0"</text:span><text:span text:style-name="T15"> </text:span><text:span text:style-name="T26">encoding</text:span><text:span text:style-name="T23">="UTF-8"</text:span><text:span text:style-name="T15">?</text:span><text:span text:style-name="T23">&gt;</text:span></text:p>
          <text:p text:style-name="P16"><text:bookmark text:name="lnum220"/><text:span text:style-name="T21"><text:s text:c="3"/></text:span><text:span text:style-name="T19">2:</text:span><text:span text:style-name="T16"> </text:span><text:span text:style-name="T22">&lt;</text:span><text:span text:style-name="T24">schema</text:span><text:span text:style-name="T16"> </text:span><text:span text:style-name="T27">xmlns</text:span><text:span text:style-name="T22">="http://www.w3.org/2001/XMLSchema"</text:span></text:p>
          <text:p text:style-name="P14"><text:bookmark text:name="lnum315"/><text:span text:style-name="T21"><text:s text:c="3"/></text:span><text:span text:style-name="T19">3:</text:span><text:span text:style-name="T16"> <text:s text:c="8"/></text:span><text:span text:style-name="T27">targetNamespace</text:span><text:span text:style-name="T22">="http://www.intertech.com/band"</text:span></text:p>
          <text:p text:style-name="P16"><text:bookmark text:name="lnum410"/><text:span text:style-name="T21"><text:s text:c="3"/></text:span><text:span text:style-name="T19">4:</text:span><text:span text:style-name="T16"> <text:s text:c="8"/></text:span><text:span text:style-name="T27">xmlns:tns</text:span><text:span text:style-name="T22">="http://www.intertech.com/band"</text:span></text:p>
          <text:p text:style-name="P14"><text:bookmark text:name="lnum510"/><text:span text:style-name="T21"><text:s text:c="3"/></text:span><text:span text:style-name="T19">5:</text:span><text:span text:style-name="T16"> <text:s text:c="8"/></text:span><text:span text:style-name="T27">elementFormDefault</text:span><text:span text:style-name="T22">="unqualified"</text:span></text:p>
          <text:p text:style-name="P16"><text:bookmark text:name="lnum610"/><text:span text:style-name="T21"><text:s text:c="3"/></text:span><text:span text:style-name="T19">6:</text:span><text:span text:style-name="T16"> <text:s text:c="8"/></text:span><text:span text:style-name="T27">attributeFormDefault</text:span><text:span text:style-name="T22">="unqualified"&gt;</text:span></text:p>
          <text:p text:style-name="P15"><text:bookmark text:name="lnum79"/><text:s text:c="3"/><text:span text:style-name="T18">7:</text:span></text:p>
          <text:p text:style-name="P16"><text:bookmark text:name="lnum89"/><text:span text:style-name="T21"><text:s text:c="3"/></text:span><text:span text:style-name="T19">8:</text:span><text:span text:style-name="T16"> <text:s text:c="4"/></text:span><text:span text:style-name="T22">&lt;</text:span><text:span text:style-name="T24">complexType</text:span><text:span text:style-name="T16"> </text:span><text:span text:style-name="T27">name</text:span><text:span text:style-name="T22">="Band_Member_Type"&gt;</text:span></text:p>
          <text:p text:style-name="P14"><text:bookmark text:name="lnum98"/><text:span text:style-name="T21"><text:s text:c="3"/></text:span><text:span text:style-name="T19">9:</text:span><text:span text:style-name="T16"> <text:s text:c="8"/></text:span><text:span text:style-name="T22">&lt;</text:span><text:span text:style-name="T24">sequence</text:span><text:span text:style-name="T22">&gt;</text:span></text:p>
          <text:p text:style-name="P16"><text:bookmark text:name="lnum108"/><text:span text:style-name="T21"><text:s text:c="2"/></text:span><text:span text:style-name="T19">10:</text:span><text:span text:style-name="T16"> <text:s text:c="12"/></text:span><text:span text:style-name="T28">&lt;!-- LOCAL: not an immediate child of "schema" --&gt;</text:span></text:p>
          <text:p text:style-name="P14"><text:bookmark text:name="lnum1111"/><text:span text:style-name="T21"><text:s text:c="2"/></text:span><text:span text:style-name="T19">11:</text:span><text:span text:style-name="T16"> <text:s text:c="12"/></text:span><text:span text:style-name="T22">&lt;</text:span><text:span text:style-name="T24">element</text:span><text:span text:style-name="T16"> </text:span><text:span text:style-name="T27">name</text:span><text:span text:style-name="T22">="fullName"</text:span><text:span text:style-name="T16"> </text:span><text:span text:style-name="T27">type</text:span><text:span text:style-name="T22">="string"</text:span><text:span text:style-name="T16"> </text:span><text:span text:style-name="T22">/&gt;</text:span></text:p>
          <text:p text:style-name="P17"><text:bookmark text:name="lnum127"/><text:s text:c="2"/><text:span text:style-name="T18">12:</text:span></text:p>
          <text:p text:style-name="P14"><text:bookmark text:name="lnum137"/><text:span text:style-name="T21"><text:s text:c="2"/></text:span><text:span text:style-name="T19">13:</text:span><text:span text:style-name="T16"> <text:s text:c="12"/></text:span><text:span text:style-name="T28">&lt;!-- LOCAL: not an immediate child of "schema" --&gt;</text:span></text:p>
          <text:p text:style-name="P16"><text:bookmark text:name="lnum147"/><text:soft-page-break/><text:span text:style-name="T21"><text:s text:c="2"/></text:span><text:span text:style-name="T19">14:</text:span><text:span text:style-name="T16"> <text:s text:c="12"/></text:span><text:span text:style-name="T22">&lt;</text:span><text:span text:style-name="T24">element</text:span><text:span text:style-name="T16"> </text:span><text:span text:style-name="T27">name</text:span><text:span text:style-name="T22">="instrument"</text:span><text:span text:style-name="T16"> </text:span><text:span text:style-name="T27">type</text:span><text:span text:style-name="T22">="string"</text:span></text:p>
          <text:p text:style-name="P14"><text:bookmark text:name="lnum156"/><text:span text:style-name="T21"><text:s text:c="2"/></text:span><text:span text:style-name="T19">15:</text:span><text:span text:style-name="T16"> <text:s text:c="16"/></text:span><text:span text:style-name="T27">maxOccurs</text:span><text:span text:style-name="T22">="unbounded"</text:span><text:span text:style-name="T16"> </text:span><text:span text:style-name="T22">/&gt;</text:span></text:p>
          <text:p text:style-name="P16"><text:bookmark text:name="lnum166"/><text:span text:style-name="T21"><text:s text:c="2"/></text:span><text:span text:style-name="T19">16:</text:span><text:span text:style-name="T16"> <text:s text:c="8"/></text:span><text:span text:style-name="T22">&lt;/</text:span><text:span text:style-name="T24">sequence</text:span><text:span text:style-name="T22">&gt;</text:span></text:p>
          <text:p text:style-name="P14"><text:bookmark text:name="lnum176"/><text:span text:style-name="T21"><text:s text:c="2"/></text:span><text:span text:style-name="T19">17:</text:span><text:span text:style-name="T16"> <text:s text:c="4"/></text:span><text:span text:style-name="T22">&lt;/</text:span><text:span text:style-name="T24">complexType</text:span><text:span text:style-name="T22">&gt;</text:span></text:p>
          <text:p text:style-name="P16"><text:bookmark text:name="lnum186"/><text:span text:style-name="T21"><text:s text:c="2"/></text:span><text:span text:style-name="T19">18:</text:span><text:span text:style-name="T16"> <text:s text:c="4"/></text:span><text:span text:style-name="T22">&lt;</text:span><text:span text:style-name="T24">complexType</text:span><text:span text:style-name="T16"> </text:span><text:span text:style-name="T27">name</text:span><text:span text:style-name="T22">="Band_Type"&gt;</text:span></text:p>
          <text:p text:style-name="P14"><text:bookmark text:name="lnum196"/><text:span text:style-name="T21"><text:s text:c="2"/></text:span><text:span text:style-name="T19">19:</text:span><text:span text:style-name="T16"> <text:s text:c="8"/></text:span><text:span text:style-name="T22">&lt;</text:span><text:span text:style-name="T24">sequence</text:span><text:span text:style-name="T22">&gt;</text:span></text:p>
          <text:p text:style-name="P16"><text:bookmark text:name="lnum206"/><text:span text:style-name="T21"><text:s text:c="2"/></text:span><text:span text:style-name="T19">20:</text:span><text:span text:style-name="T16"> <text:s text:c="12"/></text:span><text:span text:style-name="T28">&lt;!-- LOCAL: not an immediate child of "schema" --&gt;</text:span></text:p>
          <text:p text:style-name="P14"><text:bookmark text:name="lnum2111"/><text:span text:style-name="T21"><text:s text:c="2"/></text:span><text:span text:style-name="T19">21:</text:span><text:span text:style-name="T16"> <text:s text:c="12"/></text:span><text:span text:style-name="T22">&lt;</text:span><text:span text:style-name="T24">element</text:span><text:span text:style-name="T16"> </text:span><text:span text:style-name="T27">name</text:span><text:span text:style-name="T22">="bandName"</text:span><text:span text:style-name="T16"> </text:span><text:span text:style-name="T27">type</text:span><text:span text:style-name="T22">="string"</text:span><text:span text:style-name="T16"> </text:span><text:span text:style-name="T22">/&gt;</text:span></text:p>
          <text:p text:style-name="P17"><text:bookmark text:name="lnum227"/><text:s text:c="2"/><text:span text:style-name="T18">22:</text:span></text:p>
          <text:p text:style-name="P14"><text:bookmark text:name="lnum237"/><text:span text:style-name="T21"><text:s text:c="2"/></text:span><text:span text:style-name="T19">23:</text:span><text:span text:style-name="T16"> <text:s text:c="12"/></text:span><text:span text:style-name="T28">&lt;!-- LOCAL: not an immediate child of "schema" --&gt;</text:span></text:p>
          <text:p text:style-name="P16"><text:bookmark text:name="lnum246"/><text:span text:style-name="T21"><text:s text:c="2"/></text:span><text:span text:style-name="T19">24:</text:span><text:span text:style-name="T16"> <text:s text:c="12"/></text:span><text:span text:style-name="T22">&lt;</text:span><text:span text:style-name="T24">element</text:span><text:span text:style-name="T16"> </text:span><text:span text:style-name="T27">name</text:span><text:span text:style-name="T22">="member"</text:span><text:span text:style-name="T16"> </text:span><text:span text:style-name="T27">type</text:span><text:span text:style-name="T22">="tns:Band_Member_Type"</text:span><text:span text:style-name="T16"> </text:span><text:span text:style-name="T27">minOccurs</text:span><text:span text:style-name="T22">="1"</text:span></text:p>
          <text:p text:style-name="P14"><text:bookmark text:name="lnum255"/><text:span text:style-name="T21"><text:s text:c="2"/></text:span><text:span text:style-name="T19">25:</text:span><text:span text:style-name="T16"> <text:s text:c="16"/></text:span><text:span text:style-name="T27">maxOccurs</text:span><text:span text:style-name="T22">="unbounded"</text:span><text:span text:style-name="T16"> </text:span><text:span text:style-name="T22">/&gt;</text:span></text:p>
          <text:p text:style-name="P16"><text:bookmark text:name="lnum265"/><text:span text:style-name="T21"><text:s text:c="2"/></text:span><text:span text:style-name="T19">26:</text:span><text:span text:style-name="T16"> <text:s text:c="8"/></text:span><text:span text:style-name="T22">&lt;/</text:span><text:span text:style-name="T24">sequence</text:span><text:span text:style-name="T22">&gt;</text:span></text:p>
          <text:p text:style-name="P14"><text:bookmark text:name="lnum275"/><text:span text:style-name="T21"><text:s text:c="2"/></text:span><text:span text:style-name="T19">27:</text:span><text:span text:style-name="T16"> <text:s text:c="4"/></text:span><text:span text:style-name="T22">&lt;/</text:span><text:span text:style-name="T24">complexType</text:span><text:span text:style-name="T22">&gt;</text:span></text:p>
          <text:p text:style-name="P16"><text:bookmark text:name="lnum285"/><text:span text:style-name="T21"><text:s text:c="2"/></text:span><text:span text:style-name="T19">28:</text:span><text:span text:style-name="T16"> </text:span><text:span text:style-name="T22">&lt;/</text:span><text:span text:style-name="T24">schema</text:span><text:span text:style-name="T22">&gt;</text:span></text:p>
        </text:section>
      </text:section>
      <text:h text:style-name="P19" text:outline-level="3">Cd.Xsd</text:h>
      <text:section text:style-name="Sect1" text:name="Section21">
        <text:p text:style-name="P8"><text:bookmark text:name="codeSnippetWrapper10"/></text:p>
        <text:section text:style-name="Sect1" text:name="Section22">
          <text:p text:style-name="P13"><text:bookmark text:name="codeSnippet10"/><text:bookmark text:name="lnum128"/><text:span text:style-name="T21"><text:s text:c="3"/></text:span><text:span text:style-name="T20">1:</text:span><text:span text:style-name="T15"> </text:span><text:span text:style-name="T23">&lt;?</text:span><text:span text:style-name="T25">xml</text:span><text:span text:style-name="T15"> </text:span><text:span text:style-name="T26">version</text:span><text:span text:style-name="T23">="1.0"</text:span><text:span text:style-name="T15"> </text:span><text:span text:style-name="T26">encoding</text:span><text:span text:style-name="T23">="UTF-8"</text:span><text:span text:style-name="T15">?</text:span><text:span text:style-name="T23">&gt;</text:span></text:p>
          <text:p text:style-name="P16"><text:bookmark text:name="lnum228"/><text:span text:style-name="T21"><text:s text:c="3"/></text:span><text:span text:style-name="T19">2:</text:span><text:span text:style-name="T16"> </text:span><text:span text:style-name="T22">&lt;</text:span><text:span text:style-name="T24">schema</text:span><text:span text:style-name="T16"> </text:span><text:span text:style-name="T27">xmlns</text:span><text:span text:style-name="T22">="http://www.w3.org/2001/XMLSchema"</text:span></text:p>
          <text:p text:style-name="P14"><text:bookmark text:name="lnum316"/><text:span text:style-name="T21"><text:s text:c="3"/></text:span><text:span text:style-name="T19">3:</text:span><text:span text:style-name="T16"> <text:s text:c="8"/></text:span><text:span text:style-name="T27">targetNamespace</text:span><text:span text:style-name="T22">="http://www.intertech.com/cd"</text:span></text:p>
          <text:p text:style-name="P16"><text:bookmark text:name="lnum411"/><text:span text:style-name="T21"><text:s text:c="3"/></text:span><text:span text:style-name="T19">4:</text:span><text:span text:style-name="T16"> <text:s text:c="8"/></text:span><text:span text:style-name="T27">xmlns:tns</text:span><text:span text:style-name="T22">="http://www.intertech.com/cd"</text:span></text:p>
          <text:p text:style-name="P14"><text:bookmark text:name="lnum511"/><text:span text:style-name="T21"><text:s text:c="3"/></text:span><text:span text:style-name="T19">5:</text:span><text:span text:style-name="T16"> <text:s text:c="8"/></text:span><text:span text:style-name="T27">xmlns:band</text:span><text:span text:style-name="T22">="http://www.intertech.com/band"</text:span></text:p>
          <text:p text:style-name="P16"><text:bookmark text:name="lnum611"/><text:span text:style-name="T21"><text:s text:c="3"/></text:span><text:span text:style-name="T19">6:</text:span><text:span text:style-name="T16"> <text:s text:c="8"/></text:span><text:span text:style-name="T27">elementFormDefault</text:span><text:span text:style-name="T22">="unqualified"</text:span></text:p>
          <text:p text:style-name="P14"><text:bookmark text:name="lnum710"/><text:span text:style-name="T21"><text:s text:c="3"/></text:span><text:span text:style-name="T19">7:</text:span><text:span text:style-name="T16"> <text:s text:c="8"/></text:span><text:span text:style-name="T27">attributeFormDefault</text:span><text:span text:style-name="T22">="unqualified"&gt;</text:span></text:p>
          <text:p text:style-name="P16"><text:bookmark text:name="lnum810"/><text:span text:style-name="T21"><text:s text:c="3"/></text:span><text:span text:style-name="T19">8:</text:span><text:span text:style-name="T16"> <text:s text:c="4"/></text:span><text:span text:style-name="T22">&lt;</text:span><text:span text:style-name="T24">import</text:span><text:span text:style-name="T16"> </text:span><text:span text:style-name="T27">namespace</text:span><text:span text:style-name="T22">="http://www.intertech.com/band"</text:span></text:p>
          <text:p text:style-name="P14"><text:bookmark text:name="lnum99"/><text:span text:style-name="T21"><text:s text:c="3"/></text:span><text:span text:style-name="T19">9:</text:span><text:span text:style-name="T16"> <text:s text:c="8"/></text:span><text:span text:style-name="T27">schemaLocation</text:span><text:span text:style-name="T22">="./band.xsd"</text:span><text:span text:style-name="T16"> </text:span><text:span text:style-name="T22">/&gt;</text:span></text:p>
          <text:p text:style-name="P17"><text:bookmark text:name="lnum109"/><text:s text:c="2"/><text:span text:style-name="T18">10:</text:span></text:p>
          <text:p text:style-name="P14"><text:bookmark text:name="lnum1112"/><text:span text:style-name="T21"><text:s text:c="2"/></text:span><text:span text:style-name="T19">11:</text:span><text:span text:style-name="T16"> <text:s text:c="4"/></text:span><text:span text:style-name="T28">&lt;!-- GLOBAL: an immediate child of schema --&gt;</text:span></text:p>
          <text:p text:style-name="P16"><text:bookmark text:name="lnum129"/><text:span text:style-name="T21"><text:s text:c="2"/></text:span><text:span text:style-name="T19">12:</text:span><text:span text:style-name="T16"> <text:s text:c="4"/></text:span><text:span text:style-name="T22">&lt;</text:span><text:span text:style-name="T24">element</text:span><text:span text:style-name="T16"> </text:span><text:span text:style-name="T27">name</text:span><text:span text:style-name="T22">="cd"&gt;</text:span></text:p>
          <text:p text:style-name="P14"><text:bookmark text:name="lnum138"/><text:span text:style-name="T21"><text:s text:c="2"/></text:span><text:span text:style-name="T19">13:</text:span><text:span text:style-name="T16"> <text:s text:c="8"/></text:span><text:span text:style-name="T22">&lt;</text:span><text:span text:style-name="T24">complexType</text:span><text:span text:style-name="T22">&gt;</text:span></text:p>
          <text:p text:style-name="P16"><text:bookmark text:name="lnum148"/><text:span text:style-name="T21"><text:s text:c="2"/></text:span><text:span text:style-name="T19">14:</text:span><text:span text:style-name="T16"> <text:s text:c="12"/></text:span><text:span text:style-name="T22">&lt;</text:span><text:span text:style-name="T24">sequence</text:span><text:span text:style-name="T22">&gt;</text:span></text:p>
          <text:p text:style-name="P14"><text:bookmark text:name="lnum157"/><text:span text:style-name="T21"><text:s text:c="2"/></text:span><text:span text:style-name="T19">15:</text:span><text:span text:style-name="T16"> <text:s text:c="16"/></text:span><text:span text:style-name="T28">&lt;!-- LOCAL: not an immediate child of schema --&gt;</text:span></text:p>
          <text:p text:style-name="P16"><text:bookmark text:name="lnum167"/><text:span text:style-name="T21"><text:s text:c="2"/></text:span><text:span text:style-name="T19">16:</text:span><text:span text:style-name="T16"> <text:s text:c="16"/></text:span><text:span text:style-name="T22">&lt;</text:span><text:span text:style-name="T24">element</text:span><text:span text:style-name="T16"> </text:span><text:span text:style-name="T27">name</text:span><text:span text:style-name="T22">="band"</text:span><text:span text:style-name="T16"> </text:span><text:span text:style-name="T27">type</text:span><text:span text:style-name="T22">="band:Band_Type"</text:span><text:span text:style-name="T16"> </text:span><text:span text:style-name="T22">/&gt;</text:span></text:p>
          <text:p text:style-name="P15"><text:bookmark text:name="lnum177"/><text:s text:c="2"/><text:span text:style-name="T18">17:</text:span></text:p>
          <text:p text:style-name="P16"><text:bookmark text:name="lnum187"/><text:span text:style-name="T21"><text:s text:c="2"/></text:span><text:span text:style-name="T19">18:</text:span><text:span text:style-name="T16"> <text:s text:c="16"/></text:span><text:span text:style-name="T28">&lt;!-- LOCAL: not an immediate child of schema --&gt;</text:span></text:p>
          <text:p text:style-name="P14"><text:bookmark text:name="lnum197"/><text:span text:style-name="T21"><text:s text:c="2"/></text:span><text:span text:style-name="T19">19:</text:span><text:span text:style-name="T16"> <text:s text:c="16"/></text:span><text:span text:style-name="T22">&lt;</text:span><text:span text:style-name="T24">element</text:span><text:span text:style-name="T16"> </text:span><text:span text:style-name="T27">name</text:span><text:span text:style-name="T22">="title"</text:span><text:span text:style-name="T16"> </text:span><text:span text:style-name="T27">type</text:span><text:span text:style-name="T22">="string"</text:span><text:span text:style-name="T16"> </text:span><text:span text:style-name="T22">/&gt;</text:span></text:p>
          <text:p text:style-name="P16"><text:bookmark text:name="lnum207"/><text:span text:style-name="T21"><text:s text:c="2"/></text:span><text:span text:style-name="T19">20:</text:span><text:span text:style-name="T16"> <text:s text:c="12"/></text:span><text:span text:style-name="T22">&lt;/</text:span><text:span text:style-name="T24">sequence</text:span><text:span text:style-name="T22">&gt;</text:span></text:p>
          <text:p text:style-name="P14"><text:bookmark text:name="lnum2112"/><text:span text:style-name="T21"><text:s text:c="2"/></text:span><text:span text:style-name="T19">21:</text:span><text:span text:style-name="T16"> <text:s text:c="8"/></text:span><text:span text:style-name="T22">&lt;/</text:span><text:span text:style-name="T24">complexType</text:span><text:span text:style-name="T22">&gt;</text:span></text:p>
          <text:p text:style-name="P16"><text:bookmark text:name="lnum229"/><text:span text:style-name="T21"><text:s text:c="2"/></text:span><text:span text:style-name="T19">22:</text:span><text:span text:style-name="T16"> <text:s text:c="4"/></text:span><text:span text:style-name="T22">&lt;/</text:span><text:span text:style-name="T24">element</text:span><text:span text:style-name="T22">&gt;</text:span></text:p>
          <text:p text:style-name="P14"><text:bookmark text:name="lnum238"/><text:span text:style-name="T21"><text:s text:c="2"/></text:span><text:span text:style-name="T19">23:</text:span><text:span text:style-name="T16"> </text:span><text:span text:style-name="T22">&lt;/</text:span><text:span text:style-name="T24">schema</text:span><text:span text:style-name="T22">&gt;</text:span></text:p>
        </text:section>
      </text:section>
      <text:p text:style-name="P7">With so many local elements in our schemata, we are now able to create an XML document with a minimal amount of prefixes:</text:p>
      <text:section text:style-name="Sect1" text:name="Section23">
        <text:p text:style-name="P8"><text:bookmark text:name="codeSnippetWrapper11"/></text:p>
        <text:section text:style-name="Sect1" text:name="Section24">
          <text:p text:style-name="P13"><text:bookmark text:name="codeSnippet11"/><text:bookmark text:name="lnum130"/><text:span text:style-name="T21"><text:s text:c="3"/></text:span><text:span text:style-name="T20">1:</text:span><text:span text:style-name="T15"> </text:span><text:span text:style-name="T23">&lt;?</text:span><text:span text:style-name="T25">xml</text:span><text:span text:style-name="T15"> </text:span><text:span text:style-name="T26">version</text:span><text:span text:style-name="T23">="1.0"</text:span><text:span text:style-name="T15"> </text:span><text:span text:style-name="T26">encoding</text:span><text:span text:style-name="T23">="UTF-8"</text:span><text:span text:style-name="T15">?</text:span><text:span text:style-name="T23">&gt;</text:span></text:p>
          <text:p text:style-name="P16"><text:bookmark text:name="lnum230"/><text:span text:style-name="T21"><text:s text:c="3"/></text:span><text:span text:style-name="T19">2:</text:span><text:span text:style-name="T16"> </text:span><text:span text:style-name="T22">&lt;</text:span><text:span text:style-name="T24">cd:cd</text:span></text:p>
          <text:p text:style-name="P14"><text:bookmark text:name="lnum317"/><text:span text:style-name="T21"><text:s text:c="3"/></text:span><text:span text:style-name="T19">3:</text:span><text:span text:style-name="T16"> <text:s text:c="4"/></text:span><text:span text:style-name="T27">xmlns:cd</text:span><text:span text:style-name="T22">="http://www.intertech.com/cd"</text:span></text:p>
          <text:p text:style-name="P16"><text:bookmark text:name="lnum412"/><text:soft-page-break/><text:span text:style-name="T21"><text:s text:c="3"/></text:span><text:span text:style-name="T19">4:</text:span><text:span text:style-name="T16"> <text:s text:c="4"/></text:span><text:span text:style-name="T27">xmlns:band</text:span><text:span text:style-name="T22">="http://www.intertech.com/band"</text:span></text:p>
          <text:p text:style-name="P14"><text:bookmark text:name="lnum512"/><text:span text:style-name="T21"><text:s text:c="3"/></text:span><text:span text:style-name="T19">5:</text:span><text:span text:style-name="T16"> <text:s text:c="4"/></text:span><text:span text:style-name="T27">xmlns:xsi</text:span><text:span text:style-name="T22">="http://www.w3.org/2001/XMLSchema-instance"</text:span></text:p>
          <text:p text:style-name="P16"><text:bookmark text:name="lnum612"/><text:span text:style-name="T21"><text:s text:c="3"/></text:span><text:span text:style-name="T19">6:</text:span><text:span text:style-name="T16"> <text:s text:c="4"/></text:span><text:span text:style-name="T27">xsi:schemaLocation</text:span><text:span text:style-name="T22">="http://www.intertech.com/cd ./cd.xsd</text:span></text:p>
          <text:p text:style-name="P14"><text:bookmark text:name="lnum711"/><text:span text:style-name="T21"><text:s text:c="3"/></text:span><text:span text:style-name="T19">7:</text:span><text:span text:style-name="T16"> <text:s text:c="24"/>http://www.intertech.com/band ./band.xsd"</text:span><text:span text:style-name="T22">&gt;</text:span></text:p>
          <text:p text:style-name="P16"><text:bookmark text:name="lnum811"/><text:span text:style-name="T21"><text:s text:c="3"/></text:span><text:span text:style-name="T19">8:</text:span><text:span text:style-name="T16"> <text:s text:c="4"/></text:span><text:span text:style-name="T22">&lt;</text:span><text:span text:style-name="T24">band</text:span><text:span text:style-name="T22">&gt;</text:span></text:p>
          <text:p text:style-name="P14"><text:bookmark text:name="lnum910"/><text:span text:style-name="T21"><text:s text:c="3"/></text:span><text:span text:style-name="T19">9:</text:span><text:span text:style-name="T16"> <text:s text:c="8"/></text:span><text:span text:style-name="T22">&lt;</text:span><text:span text:style-name="T24">bandName</text:span><text:span text:style-name="T22">&gt;</text:span><text:span text:style-name="T16">The Intertech Experience</text:span><text:span text:style-name="T22">&lt;/</text:span><text:span text:style-name="T24">bandName</text:span><text:span text:style-name="T22">&gt;</text:span></text:p>
          <text:p text:style-name="P16"><text:bookmark text:name="lnum1010"/><text:span text:style-name="T21"><text:s text:c="2"/></text:span><text:span text:style-name="T19">10:</text:span><text:span text:style-name="T16"> <text:s text:c="8"/></text:span><text:span text:style-name="T22">&lt;</text:span><text:span text:style-name="T24">member</text:span><text:span text:style-name="T22">&gt;</text:span></text:p>
          <text:p text:style-name="P14"><text:bookmark text:name="lnum1113"/><text:span text:style-name="T21"><text:s text:c="2"/></text:span><text:span text:style-name="T19">11:</text:span><text:span text:style-name="T16"> <text:s text:c="12"/></text:span><text:span text:style-name="T22">&lt;</text:span><text:span text:style-name="T24">fullName</text:span><text:span text:style-name="T22">&gt;</text:span><text:span text:style-name="T16">Jason Shapiro</text:span><text:span text:style-name="T22">&lt;/</text:span><text:span text:style-name="T24">fullName</text:span><text:span text:style-name="T22">&gt;</text:span></text:p>
          <text:p text:style-name="P16"><text:bookmark text:name="lnum1210"/><text:span text:style-name="T21"><text:s text:c="2"/></text:span><text:span text:style-name="T19">12:</text:span><text:span text:style-name="T16"> <text:s text:c="12"/></text:span><text:span text:style-name="T22">&lt;</text:span><text:span text:style-name="T24">instrument</text:span><text:span text:style-name="T22">&gt;</text:span><text:span text:style-name="T16">Bass</text:span><text:span text:style-name="T22">&lt;/</text:span><text:span text:style-name="T24">instrument</text:span><text:span text:style-name="T22">&gt;</text:span></text:p>
          <text:p text:style-name="P14"><text:bookmark text:name="lnum139"/><text:span text:style-name="T21"><text:s text:c="2"/></text:span><text:span text:style-name="T19">13:</text:span><text:span text:style-name="T16"> <text:s text:c="8"/></text:span><text:span text:style-name="T22">&lt;/</text:span><text:span text:style-name="T24">member</text:span><text:span text:style-name="T22">&gt;</text:span></text:p>
          <text:p text:style-name="P16"><text:bookmark text:name="lnum149"/><text:span text:style-name="T21"><text:s text:c="2"/></text:span><text:span text:style-name="T19">14:</text:span><text:span text:style-name="T16"> <text:s text:c="8"/></text:span><text:span text:style-name="T22">&lt;</text:span><text:span text:style-name="T24">member</text:span><text:span text:style-name="T22">&gt;</text:span></text:p>
          <text:p text:style-name="P14"><text:bookmark text:name="lnum158"/><text:span text:style-name="T21"><text:s text:c="2"/></text:span><text:span text:style-name="T19">15:</text:span><text:span text:style-name="T16"> <text:s text:c="12"/></text:span><text:span text:style-name="T22">&lt;</text:span><text:span text:style-name="T24">fullName</text:span><text:span text:style-name="T22">&gt;</text:span><text:span text:style-name="T16">Jim White</text:span><text:span text:style-name="T22">&lt;/</text:span><text:span text:style-name="T24">fullName</text:span><text:span text:style-name="T22">&gt;</text:span></text:p>
          <text:p text:style-name="P16"><text:bookmark text:name="lnum168"/><text:span text:style-name="T21"><text:s text:c="2"/></text:span><text:span text:style-name="T19">16:</text:span><text:span text:style-name="T16"> <text:s text:c="12"/></text:span><text:span text:style-name="T22">&lt;</text:span><text:span text:style-name="T24">instrument</text:span><text:span text:style-name="T22">&gt;</text:span><text:span text:style-name="T16">Vocals</text:span><text:span text:style-name="T22">&lt;/</text:span><text:span text:style-name="T24">instrument</text:span><text:span text:style-name="T22">&gt;</text:span></text:p>
          <text:p text:style-name="P14"><text:bookmark text:name="lnum178"/><text:span text:style-name="T21"><text:s text:c="2"/></text:span><text:span text:style-name="T19">17:</text:span><text:span text:style-name="T16"> <text:s text:c="8"/></text:span><text:span text:style-name="T22">&lt;/</text:span><text:span text:style-name="T24">member</text:span><text:span text:style-name="T22">&gt;</text:span></text:p>
          <text:p text:style-name="P16"><text:bookmark text:name="lnum188"/><text:span text:style-name="T21"><text:s text:c="2"/></text:span><text:span text:style-name="T19">18:</text:span><text:span text:style-name="T16"> <text:s text:c="8"/></text:span><text:span text:style-name="T22">&lt;</text:span><text:span text:style-name="T24">member</text:span><text:span text:style-name="T22">&gt;</text:span></text:p>
          <text:p text:style-name="P14"><text:bookmark text:name="lnum198"/><text:span text:style-name="T21"><text:s text:c="2"/></text:span><text:span text:style-name="T19">19:</text:span><text:span text:style-name="T16"> <text:s text:c="12"/></text:span><text:span text:style-name="T22">&lt;</text:span><text:span text:style-name="T24">fullName</text:span><text:span text:style-name="T22">&gt;</text:span><text:span text:style-name="T16">Davin Mickelson</text:span><text:span text:style-name="T22">&lt;/</text:span><text:span text:style-name="T24">fullName</text:span><text:span text:style-name="T22">&gt;</text:span></text:p>
          <text:p text:style-name="P16"><text:bookmark text:name="lnum208"/><text:span text:style-name="T21"><text:s text:c="2"/></text:span><text:span text:style-name="T19">20:</text:span><text:span text:style-name="T16"> <text:s text:c="12"/></text:span><text:span text:style-name="T22">&lt;</text:span><text:span text:style-name="T24">instrument</text:span><text:span text:style-name="T22">&gt;</text:span><text:span text:style-name="T16">Guitar</text:span><text:span text:style-name="T22">&lt;/</text:span><text:span text:style-name="T24">instrument</text:span><text:span text:style-name="T22">&gt;</text:span></text:p>
          <text:p text:style-name="P14"><text:bookmark text:name="lnum2113"/><text:span text:style-name="T21"><text:s text:c="2"/></text:span><text:span text:style-name="T19">21:</text:span><text:span text:style-name="T16"> <text:s text:c="8"/></text:span><text:span text:style-name="T22">&lt;/</text:span><text:span text:style-name="T24">member</text:span><text:span text:style-name="T22">&gt;</text:span></text:p>
          <text:p text:style-name="P16"><text:bookmark text:name="lnum2210"/><text:span text:style-name="T21"><text:s text:c="2"/></text:span><text:span text:style-name="T19">22:</text:span><text:span text:style-name="T16"> <text:s text:c="8"/></text:span><text:span text:style-name="T22">&lt;</text:span><text:span text:style-name="T24">member</text:span><text:span text:style-name="T22">&gt;</text:span></text:p>
          <text:p text:style-name="P14"><text:bookmark text:name="lnum239"/><text:span text:style-name="T21"><text:s text:c="2"/></text:span><text:span text:style-name="T19">23:</text:span><text:span text:style-name="T16"> <text:s text:c="12"/></text:span><text:span text:style-name="T22">&lt;</text:span><text:span text:style-name="T24">fullName</text:span><text:span text:style-name="T22">&gt;</text:span><text:span text:style-name="T16">Andrew Trolesen</text:span><text:span text:style-name="T22">&lt;/</text:span><text:span text:style-name="T24">fullName</text:span><text:span text:style-name="T22">&gt;</text:span></text:p>
          <text:p text:style-name="P16"><text:bookmark text:name="lnum247"/><text:span text:style-name="T21"><text:s text:c="2"/></text:span><text:span text:style-name="T19">24:</text:span><text:span text:style-name="T16"> <text:s text:c="12"/></text:span><text:span text:style-name="T22">&lt;</text:span><text:span text:style-name="T24">instrument</text:span><text:span text:style-name="T22">&gt;</text:span><text:span text:style-name="T16">Drums</text:span><text:span text:style-name="T22">&lt;/</text:span><text:span text:style-name="T24">instrument</text:span><text:span text:style-name="T22">&gt;</text:span></text:p>
          <text:p text:style-name="P14"><text:bookmark text:name="lnum256"/><text:span text:style-name="T21"><text:s text:c="2"/></text:span><text:span text:style-name="T19">25:</text:span><text:span text:style-name="T16"> <text:s text:c="8"/></text:span><text:span text:style-name="T22">&lt;/</text:span><text:span text:style-name="T24">member</text:span><text:span text:style-name="T22">&gt;</text:span></text:p>
          <text:p text:style-name="P16"><text:bookmark text:name="lnum266"/><text:span text:style-name="T21"><text:s text:c="2"/></text:span><text:span text:style-name="T19">26:</text:span><text:span text:style-name="T16"> <text:s text:c="4"/></text:span><text:span text:style-name="T22">&lt;/</text:span><text:span text:style-name="T24">band</text:span><text:span text:style-name="T22">&gt;</text:span></text:p>
          <text:p text:style-name="P14"><text:bookmark text:name="lnum276"/><text:span text:style-name="T21"><text:s text:c="2"/></text:span><text:span text:style-name="T19">27:</text:span><text:span text:style-name="T16"> <text:s text:c="4"/></text:span><text:span text:style-name="T22">&lt;</text:span><text:span text:style-name="T24">title</text:span><text:span text:style-name="T22">&gt;</text:span><text:span text:style-name="T16">One</text:span><text:span text:style-name="T22">&lt;/</text:span><text:span text:style-name="T24">title</text:span><text:span text:style-name="T22">&gt;</text:span></text:p>
          <text:p text:style-name="P16"><text:bookmark text:name="lnum286"/><text:span text:style-name="T21"><text:s text:c="2"/></text:span><text:span text:style-name="T19">28:</text:span><text:span text:style-name="T16"> </text:span><text:span text:style-name="T22">&lt;/</text:span><text:span text:style-name="T24">cd:cd</text:span><text:span text:style-name="T22">&gt;</text:span></text:p>
        </text:section>
      </text:section>
      <text:h text:style-name="P12" text:outline-level="2">What About ‘AttributeFormDefault?’</text:h>
      <text:p text:style-name="P1"><text:span text:style-name="T11">This attribute is a bit simpler to understand.  If the value is </text:span><text:span text:style-name="Strong_20_Emphasis"><text:span text:style-name="T12">“qualified,”</text:span></text:span><text:span text:style-name="T11"> all attributes must be qualified; if it’s </text:span><text:span text:style-name="Strong_20_Emphasis"><text:span text:style-name="T12">“unqualified,”</text:span></text:span><text:span text:style-name="T11"> attributes must be unqualified.  That’s it!  You do not need to be concerned whether the attribute is global or local.</text:span></text:p>
      <text:section text:style-name="Sect1" text:name="Section25">
        <text:p text:style-name="P8"><text:bookmark text:name="codeSnippetWrapper12"/></text:p>
        <text:section text:style-name="Sect1" text:name="Section26">
          <text:p text:style-name="P13"><text:bookmark text:name="codeSnippet12"/><text:bookmark text:name="lnum140"/><text:span text:style-name="T21"><text:s text:c="3"/></text:span><text:span text:style-name="T20">1:</text:span><text:span text:style-name="T15"> </text:span><text:span text:style-name="T29">&lt;!-- Attribute definition in schema... --&gt;</text:span></text:p>
          <text:p text:style-name="P16"><text:bookmark text:name="lnum240"/><text:span text:style-name="T21"><text:s text:c="3"/></text:span><text:span text:style-name="T19">2:</text:span><text:span text:style-name="T16"> </text:span><text:span text:style-name="T22">&lt;</text:span><text:span text:style-name="T24">attribute</text:span><text:span text:style-name="T16"> </text:span><text:span text:style-name="T27">name</text:span><text:span text:style-name="T22">="id"</text:span><text:span text:style-name="T16"> </text:span><text:span text:style-name="T27">type</text:span><text:span text:style-name="T22">="string"</text:span><text:span text:style-name="T16"> </text:span><text:span text:style-name="T22">/&gt;</text:span></text:p>
          <text:p text:style-name="P15"><text:bookmark text:name="lnum318"/><text:s text:c="3"/><text:span text:style-name="T18">3:</text:span></text:p>
          <text:p text:style-name="P16"><text:bookmark text:name="lnum413"/><text:span text:style-name="T21"><text:s text:c="3"/></text:span><text:span text:style-name="T19">4:</text:span><text:span text:style-name="T16"> </text:span><text:span text:style-name="T28">&lt;!-- Snippets from inside the XML doc --&gt;</text:span></text:p>
          <text:p text:style-name="P14"><text:bookmark text:name="lnum513"/><text:span text:style-name="T21"><text:s text:c="3"/></text:span><text:span text:style-name="T19">5:</text:span><text:span text:style-name="T16"> </text:span><text:span text:style-name="T28">&lt;!-- elementFormDefault="qualified" attributeFormDefault="qualified" --&gt;</text:span></text:p>
          <text:p text:style-name="P16"><text:bookmark text:name="lnum613"/><text:span text:style-name="T21"><text:s text:c="3"/></text:span><text:span text:style-name="T19">6:</text:span><text:span text:style-name="T16"> </text:span><text:span text:style-name="T22">&lt;</text:span><text:span text:style-name="T24">band:band</text:span><text:span text:style-name="T16"> </text:span><text:span text:style-name="T27">band:id</text:span><text:span text:style-name="T22">="Inter001"</text:span><text:span text:style-name="T16"> </text:span><text:span text:style-name="T27">xmlns:band</text:span><text:span text:style-name="T22">="http://www.intertech.com/band"&gt;</text:span></text:p>
          <text:p text:style-name="P15"><text:bookmark text:name="lnum712"/><text:s text:c="3"/><text:span text:style-name="T18">7:</text:span></text:p>
          <text:p text:style-name="P16"><text:bookmark text:name="lnum812"/><text:span text:style-name="T21"><text:s text:c="3"/></text:span><text:span text:style-name="T19">8:</text:span><text:span text:style-name="T16"> </text:span><text:span text:style-name="T28">&lt;!-- elementFormDefault="qualified" attributeFormDefault="unqualified" --&gt;</text:span></text:p>
          <text:p text:style-name="P14"><text:bookmark text:name="lnum911"/><text:span text:style-name="T21"><text:s text:c="3"/></text:span><text:span text:style-name="T19">9:</text:span><text:span text:style-name="T16"> </text:span><text:span text:style-name="T22">&lt;</text:span><text:span text:style-name="T24">band:band</text:span><text:span text:style-name="T16"> </text:span><text:span text:style-name="T27">id</text:span><text:span text:style-name="T22">="Inter001"</text:span><text:span text:style-name="T16"> </text:span><text:span text:style-name="T27">xmlns:band</text:span><text:span text:style-name="T22">="http://www.intertech.com/band"&gt;</text:span></text:p>
        </text:section>
      </text:section>
      <text:p text:style-name="P1"><text:span text:style-name="T9">Whereas the default namespace causes problems for elements if </text:span><text:span text:style-name="Strong_20_Emphasis"><text:span text:style-name="T10">elementFormDefault</text:span></text:span><text:span text:style-name="T9"> is set to</text:span><text:span text:style-name="Strong_20_Emphasis"><text:span text:style-name="T10">unqualified</text:span></text:span><text:span text:style-name="T9">, attributes have the opposite problem.  Any attribute that does not have a prefix is considered unqualified, even if a default namespace exists.  Therefore if a default namespace has been created for the attribute, and the </text:span><text:span text:style-name="Strong_20_Emphasis"><text:span text:style-name="T10">attributeFormDefault</text:span></text:span><text:span text:style-name="T9"> is set to </text:span><text:span text:style-name="Strong_20_Emphasis"><text:span text:style-name="T10">qualified</text:span></text:span><text:span text:style-name="T9">, there will be a conflict because an attribute cannot be qualified and unqualified at the same time.</text:span></text:p>
      <text:section text:style-name="Sect1" text:name="Section27">
        <text:p text:style-name="P8"><text:bookmark text:name="codeSnippetWrapper13"/></text:p>
        <text:section text:style-name="Sect1" text:name="Section28">
          <text:p text:style-name="P13"><text:bookmark text:name="codeSnippet13"/><text:bookmark text:name="lnum150"/><text:span text:style-name="T21"><text:s text:c="3"/></text:span><text:span text:style-name="T20">1:</text:span><text:span text:style-name="T15"> </text:span><text:span text:style-name="T29">&lt;!-- elementFormDefault="qualified" attributeFormDefault="qualified" --&gt;</text:span></text:p>
          <text:p text:style-name="P16"><text:bookmark text:name="lnum248"/><text:span text:style-name="T21"><text:s text:c="3"/></text:span><text:span text:style-name="T19">2:</text:span><text:span text:style-name="T16"> </text:span><text:span text:style-name="T28">&lt;!-- ILLEGAL: <text:s/>id is unqualified (since attributes cannot belong to</text:span></text:p>
          <text:p text:style-name="P14"><text:bookmark text:name="lnum319"/><text:span text:style-name="T21"><text:s text:c="3"/></text:span><text:span text:style-name="T19">3:</text:span><text:span text:style-name="T16"> </text:span><text:span text:style-name="T30"><text:s text:c="5"/></text:span><text:span text:style-name="T28">the default namespace), and the schema requires the attribute</text:span></text:p>
          <text:p text:style-name="P16"><text:bookmark text:name="lnum414"/><text:span text:style-name="T21"><text:s text:c="3"/></text:span><text:span text:style-name="T19">4:</text:span><text:span text:style-name="T16"> </text:span><text:span text:style-name="T30"><text:s text:c="5"/></text:span><text:span text:style-name="T28">to be qualified. --&gt;</text:span></text:p>
          <text:p text:style-name="P14"><text:bookmark text:name="lnum514"/><text:span text:style-name="T21"><text:s text:c="3"/></text:span><text:span text:style-name="T19">5:</text:span><text:span text:style-name="T16"> </text:span><text:span text:style-name="T22">&lt;</text:span><text:span text:style-name="T24">band</text:span><text:span text:style-name="T16"> </text:span><text:span text:style-name="T27">id</text:span><text:span text:style-name="T22">="Inter001"</text:span><text:span text:style-name="T16"> </text:span><text:span text:style-name="T27">xmlns</text:span><text:span text:style-name="T22">="http://www.intertech.com/band"&gt;</text:span></text:p>
        </text:section>
      </text:section>
      <text:h text:style-name="P12" text:outline-level="2"><text:soft-page-break/>Recommended Usage</text:h>
      <text:p text:style-name="P1"><text:span text:style-name="T11">In general, because of the potential confusion and odd syntax that can arise from a mix of global and local elements in a single document, along with issues that can arise with the default namespace, it is advised to stick with </text:span><text:span text:style-name="Strong_20_Emphasis"><text:span text:style-name="T12">elementFormDefault=”qualified”.  </text:span></text:span><text:span text:style-name="T11">It may be more verbose, but it is also much clearer which namespace/schema owns a given element.  The XML document author can always rely on the “default namespace” if they want to reduce the amount of prefixes.  In addition,</text:span><text:span text:style-name="Strong_20_Emphasis"><text:span text:style-name="T12">attributeFormDefault</text:span></text:span><text:span text:style-name="T11"> should be </text:span><text:span text:style-name="Strong_20_Emphasis"><text:span text:style-name="T12">unqualified</text:span></text:span><text:span text:style-name="T11"> due to the potential conflict when using a default namespac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Courier New" svg:font-family="'Courier New'"/>
    <style:font-face style:name="Courier New1" svg:font-family="'Courier New', courier, monospace"/>
    <style:font-face style:name="Lohit Hindi1" svg:font-family="'Lohit Hindi'"/>
    <style:font-face style:name="Open Sans" svg:font-family="'Open Sans'"/>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elaos Perdikeas</meta:initial-creator>
    <meta:creation-date>2013-08-24T21:42:53</meta:creation-date>
    <dc:date>2013-08-24T21:43:45</dc:date>
    <dc:creator>Menelaos Perdikeas</dc:creator>
    <meta:editing-duration>P0D</meta:editing-duration>
    <meta:editing-cycles>1</meta:editing-cycles>
    <meta:document-statistic meta:table-count="0" meta:image-count="2" meta:object-count="0" meta:page-count="10" meta:paragraph-count="344" meta:word-count="2227" meta:character-count="20304" meta:non-whitespace-character-count="15699"/>
    <meta:generator>LibreOffice/3.5$Linux_x86 LibreOffice_project/350m1$Build-2</meta:generator>
  </office:meta>
</office:document-meta>
</file>